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width="0mm" draw:marker-start-width="2.15mm" draw:marker-end-width="2.15mm" draw:fill="none" draw:textarea-horizontal-align="center" draw:textarea-vertical-align="middle" fo:padding-top="0mm" fo:padding-bottom="0mm" fo:padding-left="0mm" fo:padding-right="0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31.02mm" svg:height="212.03mm" svg:x="130.97mm" svg:y="16.42mm">
            <loext:p draw:notify-on-update-of-ranges="Sheet1.A1:Sheet1.A1 Sheet1.A2:Sheet1.A201 Sheet1.B1:Sheet1.B1 Sheet1.B2:Sheet1.B201 Sheet1.C1:Sheet1.C1 Sheet1.C2:Sheet1.C201 Sheet1.D1:Sheet1.D1 Sheet1.D2:Sheet1.D201 Sheet1.E1:Sheet1.E1 Sheet1.E2:Sheet1.E201 Sheet1.F1:Sheet1.F1 Sheet1.F2:Sheet1.F201 Sheet1.G1:Sheet1.G1 Sheet1.G2:Sheet1.G201 Sheet1.H1:Sheet1.H1 Sheet1.H2:Sheet1.H201 Sheet1.I1:Sheet1.I1 Sheet1.I2:Sheet1.I201 Sheet1.J1:Sheet1.J1 Sheet1.J2:Sheet1.J201 Sheet1.K1:Sheet1.K1 Sheet1.K2:Sheet1.K201 Sheet1.L1:Sheet1.L1 Sheet1.L2:Sheet1.L201 Sheet1.M1:Sheet1.M1 Sheet1.M2:Sheet1.M201 Sheet1.N1:Sheet1.N1 Sheet1.N2:Sheet1.N201 Sheet1.O1:Sheet1.O1 Sheet1.O2:Sheet1.O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Lr:0.0002,decay:0.9</text:p>
          </table:table-cell>
          <table:table-cell office:value-type="string" calcext:value-type="string">
            <text:p>Lr:0.0003,decay:0.9</text:p>
          </table:table-cell>
          <table:table-cell office:value-type="string" calcext:value-type="string">
            <text:p>Lr:0.0004,decay:0.9</text:p>
          </table:table-cell>
          <table:table-cell office:value-type="string" calcext:value-type="string">
            <text:p>Lr:0.0005,decay:0.8</text:p>
          </table:table-cell>
          <table:table-cell office:value-type="string" calcext:value-type="string">
            <text:p>Lr:0.0005,decay:0.85</text:p>
          </table:table-cell>
          <table:table-cell office:value-type="string" calcext:value-type="string">
            <text:p>Lr:0.0005,decay:0.9</text:p>
          </table:table-cell>
          <table:table-cell office:value-type="string" calcext:value-type="string">
            <text:p>Lr:0.0005,decay:0.925</text:p>
          </table:table-cell>
          <table:table-cell office:value-type="string" calcext:value-type="string">
            <text:p>Lr:0.0005,decay:0.95</text:p>
          </table:table-cell>
          <table:table-cell office:value-type="string" calcext:value-type="string">
            <text:p>Lr:0.0005,decay:0.97</text:p>
          </table:table-cell>
          <table:table-cell office:value-type="string" calcext:value-type="string">
            <text:p>Lr:0.0005,decay:0.95,2</text:p>
          </table:table-cell>
          <table:table-cell office:value-type="string" calcext:value-type="string">
            <text:p>Lr:0.0005,decay:0.95,3</text:p>
          </table:table-cell>
          <table:table-cell office:value-type="string" calcext:value-type="string">
            <text:p>Lr:0.0005,decay:0.96</text:p>
          </table:table-cell>
          <table:table-cell office:value-type="string" calcext:value-type="string">
            <text:p>Lr:0.0005,decay:0.97</text:p>
          </table:table-cell>
          <table:table-cell office:value-type="string" calcext:value-type="string">
            <text:p>Lr:0.0005,decay:0.98</text:p>
          </table:table-cell>
          <table:table-cell office:value-type="string" calcext:value-type="string">
            <text:p>Lr:0.0005,decay:0.99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976" calcext:value-type="float">
            <text:p>0.976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72" calcext:value-type="float">
            <text:p>0.972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69" calcext:value-type="float">
            <text:p>0.969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9721" calcext:value-type="float">
            <text:p>0.9721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9643" calcext:value-type="float">
            <text:p>0.9643</text:p>
          </table:table-cell>
        </table:table-row>
        <table:table-row table:style-name="ro1">
          <table:table-cell office:value-type="float" office:value="0.9818" calcext:value-type="float">
            <text:p>0.9818</text:p>
          </table:table-cell>
          <table:table-cell office:value-type="float" office:value="0.9834" calcext:value-type="float">
            <text:p>0.9834</text:p>
          </table:table-cell>
          <table:table-cell table:number-columns-repeated="2" office:value-type="float" office:value="0.9844" calcext:value-type="float">
            <text:p>0.9844</text:p>
          </table:table-cell>
          <table:table-cell table:number-columns-repeated="2" office:value-type="float" office:value="0.9872" calcext:value-type="float">
            <text:p>0.9872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9816" calcext:value-type="float">
            <text:p>0.9816</text:p>
          </table:table-cell>
        </table:table-row>
        <table:table-row table:style-name="ro1">
          <table:table-cell office:value-type="float" office:value="0.9847" calcext:value-type="float">
            <text:p>0.9847</text:p>
          </table:table-cell>
          <table:table-cell office:value-type="float" office:value="0.9871" calcext:value-type="float">
            <text:p>0.9871</text:p>
          </table:table-cell>
          <table:table-cell table:number-columns-repeated="2" office:value-type="float" office:value="0.9882" calcext:value-type="float">
            <text:p>0.9882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9897" calcext:value-type="float">
            <text:p>0.9897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989" calcext:value-type="float">
            <text:p>0.989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9867" calcext:value-type="float">
            <text:p>0.9867</text:p>
          </table:table-cell>
        </table:table-row>
        <table:table-row table:style-name="ro1">
          <table:table-cell office:value-type="float" office:value="0.9888" calcext:value-type="float">
            <text:p>0.9888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91" calcext:value-type="float">
            <text:p>0.991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911" calcext:value-type="float">
            <text:p>0.9911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9896" calcext:value-type="float">
            <text:p>0.9896</text:p>
          </table:table-cell>
        </table:table-row>
        <table:table-row table:style-name="ro1">
          <table:table-cell office:value-type="float" office:value="0.9895" calcext:value-type="float">
            <text:p>0.9895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9915" calcext:value-type="float">
            <text:p>0.9915</text:p>
          </table:table-cell>
        </table:table-row>
        <table:table-row table:style-name="ro1">
          <table:table-cell office:value-type="float" office:value="0.9892" calcext:value-type="float">
            <text:p>0.9892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12" calcext:value-type="float">
            <text:p>0.9912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911" calcext:value-type="float">
            <text:p>0.9911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9919" calcext:value-type="float">
            <text:p>0.9919</text:p>
          </table:table-cell>
          <table:table-cell table:number-columns-repeated="2" office:value-type="float" office:value="0.9923" calcext:value-type="float">
            <text:p>0.9923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19" calcext:value-type="float">
            <text:p>0.9919</text:p>
          </table:table-cell>
        </table:table-row>
        <table:table-row table:style-name="ro1">
          <table:table-cell office:value-type="float" office:value="0.9909" calcext:value-type="float">
            <text:p>0.9909</text:p>
          </table:table-cell>
          <table:table-cell office:value-type="float" office:value="0.992" calcext:value-type="float">
            <text:p>0.992</text:p>
          </table:table-cell>
          <table:table-cell table:number-columns-repeated="2" office:value-type="float" office:value="0.9928" calcext:value-type="float">
            <text:p>0.9928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25" calcext:value-type="float">
            <text:p>0.9925</text:p>
          </table:table-cell>
          <table:table-cell table:number-columns-repeated="2" office:value-type="float" office:value="0.9928" calcext:value-type="float">
            <text:p>0.9928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919" calcext:value-type="float">
            <text:p>0.9919</text:p>
          </table:table-cell>
        </table:table-row>
        <table:table-row table:style-name="ro1">
          <table:table-cell office:value-type="float" office:value="0.9904" calcext:value-type="float">
            <text:p>0.9904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933" calcext:value-type="float">
            <text:p>0.9933</text:p>
          </table:table-cell>
        </table:table-row>
        <table:table-row table:style-name="ro1">
          <table:table-cell office:value-type="float" office:value="0.9908" calcext:value-type="float">
            <text:p>0.9908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2" calcext:value-type="float">
            <text:p>0.992</text:p>
          </table:table-cell>
          <table:table-cell table:number-columns-repeated="2" office:value-type="float" office:value="0.9934" calcext:value-type="float">
            <text:p>0.9934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33" calcext:value-type="float">
            <text:p>0.9933</text:p>
          </table:table-cell>
        </table:table-row>
        <table:table-row table:style-name="ro1">
          <table:table-cell office:value-type="float" office:value="0.9915" calcext:value-type="float">
            <text:p>0.9915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34" calcext:value-type="float">
            <text:p>0.9934</text:p>
          </table:table-cell>
        </table:table-row>
        <table:table-row table:style-name="ro1">
          <table:table-cell office:value-type="float" office:value="0.9919" calcext:value-type="float">
            <text:p>0.9919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41" calcext:value-type="float">
            <text:p>0.9941</text:p>
          </table:table-cell>
          <table:table-cell table:number-columns-repeated="2" office:value-type="float" office:value="0.994" calcext:value-type="float">
            <text:p>0.994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9939" calcext:value-type="float">
            <text:p>0.9939</text:p>
          </table:table-cell>
        </table:table-row>
        <table:table-row table:style-name="ro1">
          <table:table-cell office:value-type="float" office:value="0.9921" calcext:value-type="float">
            <text:p>0.9921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33" calcext:value-type="float">
            <text:p>0.9933</text:p>
          </table:table-cell>
          <table:table-cell table:number-columns-repeated="2" office:value-type="float" office:value="0.9937" calcext:value-type="float">
            <text:p>0.9937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49" calcext:value-type="float">
            <text:p>0.9949</text:p>
          </table:table-cell>
          <table:table-cell table:number-columns-repeated="2" office:value-type="float" office:value="0.994" calcext:value-type="float">
            <text:p>0.994</text:p>
          </table:table-cell>
          <table:table-cell office:value-type="float" office:value="0.9933" calcext:value-type="float">
            <text:p>0.9933</text:p>
          </table:table-cell>
        </table:table-row>
        <table:table-row table:style-name="ro1">
          <table:table-cell office:value-type="float" office:value="0.9922" calcext:value-type="float">
            <text:p>0.9922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0.9929" calcext:value-type="float">
            <text:p>0.9929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48" calcext:value-type="float">
            <text:p>0.9948</text:p>
          </table:table-cell>
          <table:table-cell table:number-columns-repeated="2" office:value-type="float" office:value="0.9943" calcext:value-type="float">
            <text:p>0.9943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42" calcext:value-type="float">
            <text:p>0.9942</text:p>
          </table:table-cell>
        </table:table-row>
        <table:table-row table:style-name="ro1">
          <table:table-cell office:value-type="float" office:value="0.9929" calcext:value-type="float">
            <text:p>0.9929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46" calcext:value-type="float">
            <text:p>0.9946</text:p>
          </table:table-cell>
        </table:table-row>
        <table:table-row table:style-name="ro1">
          <table:table-cell table:number-columns-repeated="2" office:value-type="float" office:value="0.9931" calcext:value-type="float">
            <text:p>0.9931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0.9932" calcext:value-type="float">
            <text:p>0.9932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47" calcext:value-type="float">
            <text:p>0.9947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47" calcext:value-type="float">
            <text:p>0.9947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41" calcext:value-type="float">
            <text:p>0.9941</text:p>
          </table:table-cell>
          <table:table-cell table:number-columns-repeated="2" office:value-type="float" office:value="0.9949" calcext:value-type="float">
            <text:p>0.9949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0.9929" calcext:value-type="float">
            <text:p>0.9929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47" calcext:value-type="float">
            <text:p>0.9947</text:p>
          </table:table-cell>
          <table:table-cell table:number-columns-repeated="2" office:value-type="float" office:value="0.9951" calcext:value-type="float">
            <text:p>0.9951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54" calcext:value-type="float">
            <text:p>0.9954</text:p>
          </table:table-cell>
          <table:table-cell table:number-columns-repeated="2" office:value-type="float" office:value="0.9945" calcext:value-type="float">
            <text:p>0.9945</text:p>
          </table:table-cell>
          <table:table-cell office:value-type="float" office:value="0.9947" calcext:value-type="float">
            <text:p>0.9947</text:p>
          </table:table-cell>
        </table:table-row>
        <table:table-row table:style-name="ro1">
          <table:table-cell office:value-type="float" office:value="0.9924" calcext:value-type="float">
            <text:p>0.9924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0.9933" calcext:value-type="float">
            <text:p>0.9933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53" calcext:value-type="float">
            <text:p>0.9953</text:p>
          </table:table-cell>
        </table:table-row>
        <table:table-row table:style-name="ro1">
          <table:table-cell office:value-type="float" office:value="0.9932" calcext:value-type="float">
            <text:p>0.9932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33" calcext:value-type="float">
            <text:p>0.9933</text:p>
          </table:table-cell>
          <table:table-cell table:number-columns-repeated="2" office:value-type="float" office:value="0.9947" calcext:value-type="float">
            <text:p>0.9947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0.9929" calcext:value-type="float">
            <text:p>0.9929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57" calcext:value-type="float">
            <text:p>0.9957</text:p>
          </table:table-cell>
        </table:table-row>
        <table:table-row table:style-name="ro1">
          <table:table-cell office:value-type="float" office:value="0.9932" calcext:value-type="float">
            <text:p>0.9932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.9955" calcext:value-type="float">
            <text:p>0.995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53" calcext:value-type="float">
            <text:p>0.9953</text:p>
          </table:table-cell>
        </table:table-row>
        <table:table-row table:style-name="ro1">
          <table:table-cell office:value-type="float" office:value="0.9933" calcext:value-type="float">
            <text:p>0.9933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2" calcext:value-type="float">
            <text:p>0.9942</text:p>
          </table:table-cell>
          <table:table-cell table:number-columns-repeated="2" office:value-type="float" office:value="0.9952" calcext:value-type="float">
            <text:p>0.995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56" calcext:value-type="float">
            <text:p>0.9956</text:p>
          </table:table-cell>
          <table:table-cell table:number-columns-repeated="3" office:value-type="float" office:value="0.9951" calcext:value-type="float">
            <text:p>0.9951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1" calcext:value-type="float">
            <text:p>0.9951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55" calcext:value-type="float">
            <text:p>0.9955</text:p>
          </table:table-cell>
          <table:table-cell table:number-columns-repeated="2" office:value-type="float" office:value="0.9952" calcext:value-type="float">
            <text:p>0.9952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54" calcext:value-type="float">
            <text:p>0.9954</text:p>
          </table:table-cell>
        </table:table-row>
        <table:table-row table:style-name="ro1">
          <table:table-cell office:value-type="float" office:value="0.9935" calcext:value-type="float">
            <text:p>0.9935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53" calcext:value-type="float">
            <text:p>0.9953</text:p>
          </table:table-cell>
        </table:table-row>
        <table:table-row table:style-name="ro1">
          <table:table-cell office:value-type="float" office:value="0.9933" calcext:value-type="float">
            <text:p>0.9933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51" calcext:value-type="float">
            <text:p>0.9951</text:p>
          </table:table-cell>
        </table:table-row>
        <table:table-row table:style-name="ro1">
          <table:table-cell office:value-type="float" office:value="0.9938" calcext:value-type="float">
            <text:p>0.9938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7" calcext:value-type="float">
            <text:p>0.9947</text:p>
          </table:table-cell>
          <table:table-cell table:number-columns-repeated="2" office:value-type="float" office:value="0.9951" calcext:value-type="float">
            <text:p>0.9951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9" calcext:value-type="float">
            <text:p>0.9959</text:p>
          </table:table-cell>
        </table:table-row>
        <table:table-row table:style-name="ro1">
          <table:table-cell office:value-type="float" office:value="0.9938" calcext:value-type="float">
            <text:p>0.9938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9947" calcext:value-type="float">
            <text:p>0.9947</text:p>
          </table:table-cell>
          <table:table-cell table:number-columns-repeated="2"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54" calcext:value-type="float">
            <text:p>0.9954</text:p>
          </table:table-cell>
        </table:table-row>
        <table:table-row table:style-name="ro1">
          <table:table-cell office:value-type="float" office:value="0.9935" calcext:value-type="float">
            <text:p>0.9935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52" calcext:value-type="float">
            <text:p>0.9952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56" calcext:value-type="float">
            <text:p>0.9956</text:p>
          </table:table-cell>
        </table:table-row>
        <table:table-row table:style-name="ro1">
          <table:table-cell office:value-type="float" office:value="0.9938" calcext:value-type="float">
            <text:p>0.9938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table:number-columns-repeated="2" office:value-type="float" office:value="0.9953" calcext:value-type="float">
            <text:p>0.9953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1" calcext:value-type="float">
            <text:p>0.9951</text:p>
          </table:table-cell>
          <table:table-cell table:number-columns-repeated="2" office:value-type="float" office:value="0.9957" calcext:value-type="float">
            <text:p>0.9957</text:p>
          </table:table-cell>
        </table:table-row>
        <table:table-row table:style-name="ro1">
          <table:table-cell office:value-type="float" office:value="0.9937" calcext:value-type="float">
            <text:p>0.9937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56" calcext:value-type="float">
            <text:p>0.9956</text:p>
          </table:table-cell>
          <table:table-cell table:number-columns-repeated="2" office:value-type="float" office:value="0.9955" calcext:value-type="float">
            <text:p>0.9955</text:p>
          </table:table-cell>
        </table:table-row>
        <table:table-row table:style-name="ro1">
          <table:table-cell office:value-type="float" office:value="0.9938" calcext:value-type="float">
            <text:p>0.9938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3" calcext:value-type="float">
            <text:p>0.9953</text:p>
          </table:table-cell>
          <table:table-cell table:number-columns-repeated="2" office:value-type="float" office:value="0.9952" calcext:value-type="float">
            <text:p>0.9952</text:p>
          </table:table-cell>
        </table:table-row>
        <table:table-row table:style-name="ro1">
          <table:table-cell office:value-type="float" office:value="0.9935" calcext:value-type="float">
            <text:p>0.9935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54" calcext:value-type="float">
            <text:p>0.9954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2" calcext:value-type="float">
            <text:p>0.9952</text:p>
          </table:table-cell>
          <table:table-cell table:number-columns-repeated="2" office:value-type="float" office:value="0.9958" calcext:value-type="float">
            <text:p>0.9958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7" calcext:value-type="float">
            <text:p>0.9957</text:p>
          </table:table-cell>
        </table:table-row>
        <table:table-row table:style-name="ro1">
          <table:table-cell office:value-type="float" office:value="0.9938" calcext:value-type="float">
            <text:p>0.9938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52" calcext:value-type="float">
            <text:p>0.9952</text:p>
          </table:table-cell>
          <table:table-cell table:number-columns-repeated="2" office:value-type="float" office:value="0.9959" calcext:value-type="float">
            <text:p>0.9959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0.9937" calcext:value-type="float">
            <text:p>0.9937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57" calcext:value-type="float">
            <text:p>0.9957</text:p>
          </table:table-cell>
          <table:table-cell table:number-columns-repeated="2" office:value-type="float" office:value="0.996" calcext:value-type="float">
            <text:p>0.996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4" calcext:value-type="float">
            <text:p>0.9954</text:p>
          </table:table-cell>
          <table:table-cell table:number-columns-repeated="2" office:value-type="float" office:value="0.9958" calcext:value-type="float">
            <text:p>0.9958</text:p>
          </table:table-cell>
        </table:table-row>
        <table:table-row table:style-name="ro1">
          <table:table-cell office:value-type="float" office:value="0.9938" calcext:value-type="float">
            <text:p>0.9938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58" calcext:value-type="float">
            <text:p>0.9958</text:p>
          </table:table-cell>
        </table:table-row>
        <table:table-row table:style-name="ro1">
          <table:table-cell office:value-type="float" office:value="0.9937" calcext:value-type="float">
            <text:p>0.9937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59" calcext:value-type="float">
            <text:p>0.9959</text:p>
          </table:table-cell>
          <table:table-cell table:number-columns-repeated="2" office:value-type="float" office:value="0.9957" calcext:value-type="float">
            <text:p>0.9957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53" calcext:value-type="float">
            <text:p>0.9953</text:p>
          </table:table-cell>
        </table:table-row>
        <table:table-row table:style-name="ro1">
          <table:table-cell office:value-type="float" office:value="0.9938" calcext:value-type="float">
            <text:p>0.993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55" calcext:value-type="float">
            <text:p>0.9955</text:p>
          </table:table-cell>
          <table:table-cell table:number-columns-repeated="2" office:value-type="float" office:value="0.9961" calcext:value-type="float">
            <text:p>0.9961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1" calcext:value-type="float">
            <text:p>0.9961</text:p>
          </table:table-cell>
        </table:table-row>
        <table:table-row table:style-name="ro1">
          <table:table-cell office:value-type="float" office:value="0.9937" calcext:value-type="float">
            <text:p>0.9937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4" calcext:value-type="float">
            <text:p>0.9954</text:p>
          </table:table-cell>
          <table:table-cell table:number-columns-repeated="2"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3" calcext:value-type="float">
            <text:p>0.9953</text:p>
          </table:table-cell>
          <table:table-cell table:number-columns-repeated="2" office:value-type="float" office:value="0.9958" calcext:value-type="float">
            <text:p>0.9958</text:p>
          </table:table-cell>
        </table:table-row>
        <table:table-row table:style-name="ro1">
          <table:table-cell office:value-type="float" office:value="0.9939" calcext:value-type="float">
            <text:p>0.9939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5" calcext:value-type="float">
            <text:p>0.9955</text:p>
          </table:table-cell>
        </table:table-row>
        <table:table-row table:style-name="ro1">
          <table:table-cell office:value-type="float" office:value="0.9939" calcext:value-type="float">
            <text:p>0.9939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table:number-columns-repeated="2" office:value-type="float" office:value="0.9955" calcext:value-type="float">
            <text:p>0.9955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3" calcext:value-type="float">
            <text:p>0.9963</text:p>
          </table:table-cell>
        </table:table-row>
        <table:table-row table:style-name="ro1">
          <table:table-cell office:value-type="float" office:value="0.9937" calcext:value-type="float">
            <text:p>0.9937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59" calcext:value-type="float">
            <text:p>0.9959</text:p>
          </table:table-cell>
        </table:table-row>
        <table:table-row table:style-name="ro1">
          <table:table-cell office:value-type="float" office:value="0.9938" calcext:value-type="float">
            <text:p>0.993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.9962" calcext:value-type="float">
            <text:p>0.9962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63" calcext:value-type="float">
            <text:p>0.9963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8" calcext:value-type="float">
            <text:p>0.9958</text:p>
          </table:table-cell>
          <table:table-cell table:number-columns-repeated="2" office:value-type="float" office:value="0.9961" calcext:value-type="float">
            <text:p>0.9961</text:p>
          </table:table-cell>
          <table:table-cell table:number-columns-repeated="2" office:value-type="float" office:value="0.996" calcext:value-type="float">
            <text:p>0.996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4" calcext:value-type="float">
            <text:p>0.9954</text:p>
          </table:table-cell>
        </table:table-row>
        <table:table-row table:style-name="ro1">
          <table:table-cell office:value-type="float" office:value="0.9935" calcext:value-type="float">
            <text:p>0.9935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57" calcext:value-type="float">
            <text:p>0.9957</text:p>
          </table:table-cell>
          <table:table-cell table:number-columns-repeated="2" office:value-type="float" office:value="0.9959" calcext:value-type="float">
            <text:p>0.9959</text:p>
          </table:table-cell>
          <table:table-cell table:number-columns-repeated="2" office:value-type="float" office:value="0.9958" calcext:value-type="float">
            <text:p>0.9958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8" calcext:value-type="float">
            <text:p>0.9958</text:p>
          </table:table-cell>
        </table:table-row>
        <table:table-row table:style-name="ro1">
          <table:table-cell office:value-type="float" office:value="0.9938" calcext:value-type="float">
            <text:p>0.993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55" calcext:value-type="float">
            <text:p>0.9955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59" calcext:value-type="float">
            <text:p>0.9959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58" calcext:value-type="float">
            <text:p>0.9958</text:p>
          </table:table-cell>
          <table:table-cell table:number-columns-repeated="2" office:value-type="float" office:value="0.9961" calcext:value-type="float">
            <text:p>0.9961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4" calcext:value-type="float">
            <text:p>0.9954</text:p>
          </table:table-cell>
          <table:table-cell table:number-columns-repeated="2" office:value-type="float" office:value="0.9961" calcext:value-type="float">
            <text:p>0.9961</text:p>
          </table:table-cell>
        </table:table-row>
        <table:table-row table:style-name="ro1">
          <table:table-cell office:value-type="float" office:value="0.9938" calcext:value-type="float">
            <text:p>0.9938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58" calcext:value-type="float">
            <text:p>0.9958</text:p>
          </table:table-cell>
          <table:table-cell table:number-columns-repeated="2" office:value-type="float" office:value="0.9959" calcext:value-type="float">
            <text:p>0.9959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0.9935" calcext:value-type="float">
            <text:p>0.9935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5" calcext:value-type="float">
            <text:p>0.9955</text:p>
          </table:table-cell>
        </table:table-row>
        <table:table-row table:style-name="ro1">
          <table:table-cell office:value-type="float" office:value="0.9938" calcext:value-type="float">
            <text:p>0.9938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table:number-columns-repeated="2" office:value-type="float" office:value="0.9956" calcext:value-type="float">
            <text:p>0.9956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4" calcext:value-type="float">
            <text:p>0.9964</text:p>
          </table:table-cell>
        </table:table-row>
        <table:table-row table:style-name="ro1">
          <table:table-cell office:value-type="float" office:value="0.9935" calcext:value-type="float">
            <text:p>0.9935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7" calcext:value-type="float">
            <text:p>0.9957</text:p>
          </table:table-cell>
          <table:table-cell table:number-columns-repeated="2" office:value-type="float" office:value="0.996" calcext:value-type="float">
            <text:p>0.99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5" calcext:value-type="float">
            <text:p>0.9955</text:p>
          </table:table-cell>
          <table:table-cell table:number-columns-repeated="2" office:value-type="float" office:value="0.9962" calcext:value-type="float">
            <text:p>0.9962</text:p>
          </table:table-cell>
        </table:table-row>
        <table:table-row table:style-name="ro1">
          <table:table-cell office:value-type="float" office:value="0.9937" calcext:value-type="float">
            <text:p>0.9937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4" calcext:value-type="float">
            <text:p>0.9954</text:p>
          </table:table-cell>
          <table:table-cell table:number-columns-repeated="2"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7" calcext:value-type="float">
            <text:p>0.9957</text:p>
          </table:table-cell>
          <table:table-cell table:number-columns-repeated="2" office:value-type="float" office:value="0.9962" calcext:value-type="float">
            <text:p>0.9962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58" calcext:value-type="float">
            <text:p>0.9958</text:p>
          </table:table-cell>
        </table:table-row>
        <table:table-row table:style-name="ro1">
          <table:table-cell office:value-type="float" office:value="0.9937" calcext:value-type="float">
            <text:p>0.9937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6" calcext:value-type="float">
            <text:p>0.9966</text:p>
          </table:table-cell>
          <table:table-cell table:number-columns-repeated="2" office:value-type="float" office:value="0.9961" calcext:value-type="float">
            <text:p>0.9961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9" calcext:value-type="float">
            <text:p>0.9959</text:p>
          </table:table-cell>
        </table:table-row>
        <table:table-row table:style-name="ro1">
          <table:table-cell office:value-type="float" office:value="0.9935" calcext:value-type="float">
            <text:p>0.9935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7" calcext:value-type="float">
            <text:p>0.9957</text:p>
          </table:table-cell>
          <table:table-cell table:number-columns-repeated="2" office:value-type="float" office:value="0.9962" calcext:value-type="float">
            <text:p>0.9962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table:number-columns-repeated="2" office:value-type="float" office:value="0.9957" calcext:value-type="float">
            <text:p>0.9957</text:p>
          </table:table-cell>
          <table:table-cell office:value-type="float" office:value="0.9958" calcext:value-type="float">
            <text:p>0.9958</text:p>
          </table:table-cell>
        </table:table-row>
        <table:table-row table:style-name="ro1">
          <table:table-cell office:value-type="float" office:value="0.9937" calcext:value-type="float">
            <text:p>0.9937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3" calcext:value-type="float">
            <text:p>0.9963</text:p>
          </table:table-cell>
          <table:table-cell table:number-columns-repeated="2" office:value-type="float" office:value="0.9961" calcext:value-type="float">
            <text:p>0.9961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1" calcext:value-type="float">
            <text:p>0.9961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9" calcext:value-type="float">
            <text:p>0.9959</text:p>
          </table:table-cell>
        </table:table-row>
        <table:table-row table:style-name="ro1">
          <table:table-cell office:value-type="float" office:value="0.9938" calcext:value-type="float">
            <text:p>0.9938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8" calcext:value-type="float">
            <text:p>0.9958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7" calcext:value-type="float">
            <text:p>0.9957</text:p>
          </table:table-cell>
          <table:table-cell table:number-columns-repeated="2" office:value-type="float" office:value="0.9964" calcext:value-type="float">
            <text:p>0.9964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8" calcext:value-type="float">
            <text:p>0.9958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2" calcext:value-type="float">
            <text:p>0.9962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9" calcext:value-type="float">
            <text:p>0.9959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5" calcext:value-type="float">
            <text:p>0.9965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5" calcext:value-type="float">
            <text:p>0.9955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7" calcext:value-type="float">
            <text:p>0.9957</text:p>
          </table:table-cell>
          <table:table-cell table:number-columns-repeated="2" office:value-type="float" office:value="0.9959" calcext:value-type="float">
            <text:p>0.9959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9" calcext:value-type="float">
            <text:p>0.9959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1" calcext:value-type="float">
            <text:p>0.9961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table:number-columns-repeated="3" office:value-type="float" office:value="0.9965" calcext:value-type="float">
            <text:p>0.9965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9" calcext:value-type="float">
            <text:p>0.9959</text:p>
          </table:table-cell>
          <table:table-cell table:number-columns-repeated="2" office:value-type="float" office:value="0.9958" calcext:value-type="float">
            <text:p>0.9958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7" calcext:value-type="float">
            <text:p>0.9967</text:p>
          </table:table-cell>
          <table:table-cell table:number-columns-repeated="2" office:value-type="float" office:value="0.9964" calcext:value-type="float">
            <text:p>0.9964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1" calcext:value-type="float">
            <text:p>0.9961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58" calcext:value-type="float">
            <text:p>0.9958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table:number-columns-repeated="2"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7" calcext:value-type="float">
            <text:p>0.9957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7" calcext:value-type="float">
            <text:p>0.9967</text:p>
          </table:table-cell>
          <table:table-cell table:number-columns-repeated="2" office:value-type="float" office:value="0.9963" calcext:value-type="float">
            <text:p>0.9963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9" calcext:value-type="float">
            <text:p>0.9959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1" calcext:value-type="float">
            <text:p>0.9961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1" calcext:value-type="float">
            <text:p>0.9961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1" calcext:value-type="float">
            <text:p>0.9961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7" calcext:value-type="float">
            <text:p>0.9957</text:p>
          </table:table-cell>
          <table:table-cell table:number-columns-repeated="2" office:value-type="float" office:value="0.9965" calcext:value-type="float">
            <text:p>0.9965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1" calcext:value-type="float">
            <text:p>0.9961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59" calcext:value-type="float">
            <text:p>0.9959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4" calcext:value-type="float">
            <text:p>0.9964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table:number-columns-repeated="2" office:value-type="float" office:value="0.9965" calcext:value-type="float">
            <text:p>0.9965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59" calcext:value-type="float">
            <text:p>0.9959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9" calcext:value-type="float">
            <text:p>0.9959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8" calcext:value-type="float">
            <text:p>0.9958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3" calcext:value-type="float">
            <text:p>0.9963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8" calcext:value-type="float">
            <text:p>0.9958</text:p>
          </table:table-cell>
          <table:table-cell table:number-columns-repeated="2" office:value-type="float" office:value="0.9962" calcext:value-type="float">
            <text:p>0.9962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table:number-columns-repeated="3" office:value-type="float" office:value="0.9965" calcext:value-type="float">
            <text:p>0.9965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1" calcext:value-type="float">
            <text:p>0.9961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5" calcext:value-type="float">
            <text:p>0.9965</text:p>
          </table:table-cell>
          <table:table-cell table:number-columns-repeated="2" office:value-type="float" office:value="0.9963" calcext:value-type="float">
            <text:p>0.9963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4" calcext:value-type="float">
            <text:p>0.9964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9" calcext:value-type="float">
            <text:p>0.9959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table:number-columns-repeated="2"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2" calcext:value-type="float">
            <text:p>0.9962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2" calcext:value-type="float">
            <text:p>0.9962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table:number-columns-repeated="2" office:value-type="float" office:value="0.9963" calcext:value-type="float">
            <text:p>0.9963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4" calcext:value-type="float">
            <text:p>0.9964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4" calcext:value-type="float">
            <text:p>0.9964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2" calcext:value-type="float">
            <text:p>0.9962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2" calcext:value-type="float">
            <text:p>0.9962</text:p>
          </table:table-cell>
        </table:table-row>
        <table:table-row table:style-name="ro1">
          <table:table-cell table:number-columns-repeated="9"/>
          <table:table-cell office:value-type="float" office:value="0.9964" calcext:value-type="float">
            <text:p>0.9964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table:number-columns-repeated="9"/>
          <table:table-cell office:value-type="float" office:value="0.9964" calcext:value-type="float">
            <text:p>0.996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6" calcext:value-type="float">
            <text:p>0.9966</text:p>
          </table:table-cell>
        </table:table-row>
        <table:table-row table:style-name="ro1">
          <table:table-cell table:number-columns-repeated="9"/>
          <table:table-cell office:value-type="float" office:value="0.9964" calcext:value-type="float">
            <text:p>0.9964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3" calcext:value-type="float">
            <text:p>0.9963</text:p>
          </table:table-cell>
          <table:table-cell table:number-columns-repeated="2" office:value-type="float" office:value="0.9961" calcext:value-type="float">
            <text:p>0.9961</text:p>
          </table:table-cell>
          <table:table-cell office:value-type="float" office:value="0.9958" calcext:value-type="float">
            <text:p>0.9958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65" calcext:value-type="float">
            <text:p>0.9965</text:p>
          </table:table-cell>
        </table:table-row>
        <table:table-row table:style-name="ro1">
          <table:table-cell table:number-columns-repeated="9"/>
          <table:table-cell office:value-type="float" office:value="0.9964" calcext:value-type="float">
            <text:p>0.996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9" calcext:value-type="float">
            <text:p>0.9959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4" calcext:value-type="float">
            <text:p>0.9964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5" calcext:value-type="float">
            <text:p>0.9965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4" calcext:value-type="float">
            <text:p>0.9964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1" calcext:value-type="float">
            <text:p>0.9961</text:p>
          </table:table-cell>
        </table:table-row>
        <table:table-row table:style-name="ro1">
          <table:table-cell table:number-columns-repeated="9"/>
          <table:table-cell office:value-type="float" office:value="0.9964" calcext:value-type="float">
            <text:p>0.9964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62" calcext:value-type="float">
            <text:p>0.9962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3" calcext:value-type="float">
            <text:p>0.9963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3" calcext:value-type="float">
            <text:p>0.9963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2" calcext:value-type="float">
            <text:p>0.9962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3" calcext:value-type="float">
            <text:p>0.9963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8" calcext:value-type="float">
            <text:p>0.9958</text:p>
          </table:table-cell>
          <table:table-cell table:number-columns-repeated="2" office:value-type="float" office:value="0.9962" calcext:value-type="float">
            <text:p>0.9962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table:number-columns-repeated="9"/>
          <table:table-cell office:value-type="float" office:value="0.9964" calcext:value-type="float">
            <text:p>0.996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9" calcext:value-type="float">
            <text:p>0.9959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5" calcext:value-type="float">
            <text:p>0.9965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9" calcext:value-type="float">
            <text:p>0.9969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6" calcext:value-type="float">
            <text:p>0.9966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3" calcext:value-type="float">
            <text:p>0.9963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3" calcext:value-type="float">
            <text:p>0.9963</text:p>
          </table:table-cell>
          <table:table-cell table:number-columns-repeated="2" office:value-type="float" office:value="0.9961" calcext:value-type="float">
            <text:p>0.9961</text:p>
          </table:table-cell>
          <table:table-cell office:value-type="float" office:value="0.9964" calcext:value-type="float">
            <text:p>0.9964</text:p>
          </table:table-cell>
        </table:table-row>
        <table:table-row table:style-name="ro1">
          <table:table-cell table:number-columns-repeated="9"/>
          <table:table-cell office:value-type="float" office:value="0.9964" calcext:value-type="float">
            <text:p>0.996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2" calcext:value-type="float">
            <text:p>0.9962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2" calcext:value-type="float">
            <text:p>0.9962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2" calcext:value-type="float">
            <text:p>0.9962</text:p>
          </table:table-cell>
          <table:table-cell table:number-columns-repeated="2" office:value-type="float" office:value="0.9961" calcext:value-type="float">
            <text:p>0.9961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6" calcext:value-type="float">
            <text:p>0.9966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1" calcext:value-type="float">
            <text:p>0.9961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62" calcext:value-type="float">
            <text:p>0.9962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5" calcext:value-type="float">
            <text:p>0.9965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3" calcext:value-type="float">
            <text:p>0.9963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3" calcext:value-type="float">
            <text:p>0.9963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59" calcext:value-type="float">
            <text:p>0.9959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64" calcext:value-type="float">
            <text:p>0.9964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5" calcext:value-type="float">
            <text:p>0.9965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61" calcext:value-type="float">
            <text:p>0.9961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5" calcext:value-type="float">
            <text:p>0.9965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5" calcext:value-type="float">
            <text:p>0.9965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2" calcext:value-type="float">
            <text:p>0.9962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59" calcext:value-type="float">
            <text:p>0.9959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3" calcext:value-type="float">
            <text:p>0.9963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4" calcext:value-type="float">
            <text:p>0.9964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2" calcext:value-type="float">
            <text:p>0.9962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2" calcext:value-type="float">
            <text:p>0.9962</text:p>
          </table:table-cell>
          <table:table-cell table:number-columns-repeated="2" office:value-type="float" office:value="0.9964" calcext:value-type="float">
            <text:p>0.9964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3" calcext:value-type="float">
            <text:p>0.9963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2" calcext:value-type="float">
            <text:p>0.9962</text:p>
          </table:table-cell>
          <table:table-cell table:number-columns-repeated="2" office:value-type="float" office:value="0.9965" calcext:value-type="float">
            <text:p>0.9965</text:p>
          </table:table-cell>
        </table:table-row>
        <table:table-row table:style-name="ro1">
          <table:table-cell table:number-columns-repeated="9"/>
          <table:table-cell office:value-type="float" office:value="0.9965" calcext:value-type="float">
            <text:p>0.996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9" calcext:value-type="float">
            <text:p>0.9959</text:p>
          </table:table-cell>
          <table:table-cell table:number-columns-repeated="2" office:value-type="float" office:value="0.9964" calcext:value-type="float">
            <text:p>0.9964</text:p>
          </table:table-cell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7" calcext:value-type="float">
            <text:p>0.9967</text:p>
          </table:table-cell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5" calcext:value-type="float">
            <text:p>0.9965</text:p>
          </table:table-cell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3" calcext:value-type="float">
            <text:p>0.9963</text:p>
          </table:table-cell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1" calcext:value-type="float">
            <text:p>0.9961</text:p>
          </table:table-cell>
          <table:table-cell table:number-columns-repeated="2" office:value-type="float" office:value="0.9965" calcext:value-type="float">
            <text:p>0.9965</text:p>
          </table:table-cell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5" calcext:value-type="float">
            <text:p>0.9965</text:p>
          </table:table-cell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8" calcext:value-type="float">
            <text:p>0.9958</text:p>
          </table:table-cell>
          <table:table-cell table:number-columns-repeated="2" office:value-type="float" office:value="0.9964" calcext:value-type="float">
            <text:p>0.9964</text:p>
          </table:table-cell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68" calcext:value-type="float">
            <text:p>0.9968</text:p>
          </table:table-cell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59" calcext:value-type="float">
            <text:p>0.9959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6" calcext:value-type="float">
            <text:p>0.9966</text:p>
          </table:table-cell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59" calcext:value-type="float">
            <text:p>0.9959</text:p>
          </table:table-cell>
          <table:table-cell table:number-columns-repeated="2" office:value-type="float" office:value="0.9963" calcext:value-type="float">
            <text:p>0.9963</text:p>
          </table:table-cell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" calcext:value-type="float">
            <text:p>0.99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2" calcext:value-type="float">
            <text:p>0.9962</text:p>
          </table:table-cell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6" calcext:value-type="float">
            <text:p>0.9966</text:p>
          </table:table-cell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" calcext:value-type="float">
            <text:p>0.996</text:p>
          </table:table-cell>
          <table:table-cell office:value-type="float" office:value="0.9964" calcext:value-type="float">
            <text:p>0.99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58" calcext:value-type="float">
            <text:p>0.9958</text:p>
          </table:table-cell>
          <table:table-cell office:value-type="float" office:value="0.9965" calcext:value-type="float">
            <text:p>0.996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table:number-columns-repeated="2" office:value-type="float" office:value="0.9961" calcext:value-type="float">
            <text:p>0.996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3" calcext:value-type="float">
            <text:p>0.99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2" calcext:value-type="float">
            <text:p>0.9962</text:p>
          </table:table-cell>
          <table:table-cell office:value-type="float" office:value="0.9966" calcext:value-type="float">
            <text:p>0.99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" calcext:value-type="float">
            <text:p>0.996</text:p>
          </table:table-cell>
          <table:table-cell office:value-type="float" office:value="0.9967" calcext:value-type="float">
            <text:p>0.996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table:number-columns-repeated="2" office:value-type="float" office:value="0.996" calcext:value-type="float">
            <text:p>0.99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2" calcext:value-type="float">
            <text:p>0.9962</text:p>
          </table:table-cell>
          <table:table-cell office:value-type="float" office:value="0.9966" calcext:value-type="float">
            <text:p>0.99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5" calcext:value-type="float">
            <text:p>0.996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5" calcext:value-type="float">
            <text:p>0.996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" calcext:value-type="float">
            <text:p>0.996</text:p>
          </table:table-cell>
          <table:table-cell office:value-type="float" office:value="0.9964" calcext:value-type="float">
            <text:p>0.99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59" calcext:value-type="float">
            <text:p>0.9959</text:p>
          </table:table-cell>
          <table:table-cell office:value-type="float" office:value="0.9963" calcext:value-type="float">
            <text:p>0.99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59" calcext:value-type="float">
            <text:p>0.9959</text:p>
          </table:table-cell>
          <table:table-cell office:value-type="float" office:value="0.9964" calcext:value-type="float">
            <text:p>0.99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4" calcext:value-type="float">
            <text:p>0.99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" calcext:value-type="float">
            <text:p>0.996</text:p>
          </table:table-cell>
          <table:table-cell office:value-type="float" office:value="0.9966" calcext:value-type="float">
            <text:p>0.99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6" calcext:value-type="float">
            <text:p>0.99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2" calcext:value-type="float">
            <text:p>0.9962</text:p>
          </table:table-cell>
          <table:table-cell office:value-type="float" office:value="0.9966" calcext:value-type="float">
            <text:p>0.99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" calcext:value-type="float">
            <text:p>0.996</text:p>
          </table:table-cell>
          <table:table-cell office:value-type="float" office:value="0.9963" calcext:value-type="float">
            <text:p>0.99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" calcext:value-type="float">
            <text:p>0.996</text:p>
          </table:table-cell>
          <table:table-cell office:value-type="float" office:value="0.9965" calcext:value-type="float">
            <text:p>0.996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6" calcext:value-type="float">
            <text:p>0.99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2" calcext:value-type="float">
            <text:p>0.9962</text:p>
          </table:table-cell>
          <table:table-cell office:value-type="float" office:value="0.9964" calcext:value-type="float">
            <text:p>0.99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4" calcext:value-type="float">
            <text:p>0.99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2" calcext:value-type="float">
            <text:p>0.9962</text:p>
          </table:table-cell>
          <table:table-cell office:value-type="float" office:value="0.9966" calcext:value-type="float">
            <text:p>0.99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2" calcext:value-type="float">
            <text:p>0.9962</text:p>
          </table:table-cell>
          <table:table-cell office:value-type="float" office:value="0.9967" calcext:value-type="float">
            <text:p>0.996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2" calcext:value-type="float">
            <text:p>0.9962</text:p>
          </table:table-cell>
          <table:table-cell office:value-type="float" office:value="0.9964" calcext:value-type="float">
            <text:p>0.99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2" calcext:value-type="float">
            <text:p>0.9962</text:p>
          </table:table-cell>
          <table:table-cell office:value-type="float" office:value="0.9966" calcext:value-type="float">
            <text:p>0.99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6" calcext:value-type="float">
            <text:p>0.99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6" calcext:value-type="float">
            <text:p>0.99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2" calcext:value-type="float">
            <text:p>0.9962</text:p>
          </table:table-cell>
          <table:table-cell office:value-type="float" office:value="0.9966" calcext:value-type="float">
            <text:p>0.99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2" calcext:value-type="float">
            <text:p>0.9962</text:p>
          </table:table-cell>
          <table:table-cell office:value-type="float" office:value="0.9963" calcext:value-type="float">
            <text:p>0.99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6" calcext:value-type="float">
            <text:p>0.99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4" calcext:value-type="float">
            <text:p>0.99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5" calcext:value-type="float">
            <text:p>0.996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5" calcext:value-type="float">
            <text:p>0.996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" calcext:value-type="float">
            <text:p>0.996</text:p>
          </table:table-cell>
          <table:table-cell office:value-type="float" office:value="0.9965" calcext:value-type="float">
            <text:p>0.996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2" calcext:value-type="float">
            <text:p>0.9962</text:p>
          </table:table-cell>
          <table:table-cell office:value-type="float" office:value="0.9965" calcext:value-type="float">
            <text:p>0.996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2" calcext:value-type="float">
            <text:p>0.9962</text:p>
          </table:table-cell>
          <table:table-cell office:value-type="float" office:value="0.9964" calcext:value-type="float">
            <text:p>0.99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7" calcext:value-type="float">
            <text:p>0.996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1" calcext:value-type="float">
            <text:p>0.9961</text:p>
          </table:table-cell>
          <table:table-cell office:value-type="float" office:value="0.9966" calcext:value-type="float">
            <text:p>0.99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955" calcext:value-type="float">
            <text:p>0.9955</text:p>
          </table:table-cell>
          <table:table-cell/>
          <table:table-cell office:value-type="float" office:value="0.9962" calcext:value-type="float">
            <text:p>0.9962</text:p>
          </table:table-cell>
          <table:table-cell office:value-type="float" office:value="0.9966" calcext:value-type="float">
            <text:p>0.9966</text:p>
          </table:table-cell>
          <table:table-cell/>
        </table:table-row>
        <table:table-row table:style-name="ro1">
          <table:table-cell table:formula="of:=MAX([.A2];[.A101])" office:value-type="float" office:value="0.9936" calcext:value-type="float">
            <text:p>0.9936</text:p>
          </table:table-cell>
          <table:table-cell table:formula="of:=MAX([.B2];[.B101])" office:value-type="float" office:value="0.9943" calcext:value-type="float">
            <text:p>0.9943</text:p>
          </table:table-cell>
          <table:table-cell table:formula="of:=MAX([.C2];[.C101])" office:value-type="float" office:value="0.9952" calcext:value-type="float">
            <text:p>0.9952</text:p>
          </table:table-cell>
          <table:table-cell table:formula="of:=MAX([.D2];[.D101])" office:value-type="float" office:value="0.9936" calcext:value-type="float">
            <text:p>0.9936</text:p>
          </table:table-cell>
          <table:table-cell table:formula="of:=MAX([.E2];[.E101])" office:value-type="float" office:value="0.9948" calcext:value-type="float">
            <text:p>0.9948</text:p>
          </table:table-cell>
          <table:table-cell table:formula="of:=MAX([.F2];[.F101])" office:value-type="float" office:value="0.9953" calcext:value-type="float">
            <text:p>0.9953</text:p>
          </table:table-cell>
          <table:table-cell table:formula="of:=MAX([.G2];[.G101])" office:value-type="float" office:value="0.9956" calcext:value-type="float">
            <text:p>0.9956</text:p>
          </table:table-cell>
          <table:table-cell table:formula="of:=MAX([.H2];[.H101])" office:value-type="float" office:value="0.9966" calcext:value-type="float">
            <text:p>0.9966</text:p>
          </table:table-cell>
          <table:table-cell table:formula="of:=MAX([.I2];[.I101])" office:value-type="float" office:value="0.9963" calcext:value-type="float">
            <text:p>0.996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Noto Sans CJK JP Regular" style:font-size-asian="12pt" style:language-asian="ko" style:country-asian="KR" style:font-name-complex="Noto Sans CJK JP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9:09:20.230913761</meta:creation-date>
    <dc:date>2017-11-23T07:26:00.762876259</dc:date>
    <meta:editing-duration>PT3M38S</meta:editing-duration>
    <meta:editing-cycles>1</meta:editing-cycles>
    <meta:document-statistic meta:table-count="1" meta:cell-count="198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92" chart:maximum="0.99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103cm" svg:height="21.204cm" xlink:href=".." xlink:type="simple" chart:class="chart:line" chart:style-name="ch1">
        <chart:legend chart:legend-position="end" svg:x="28.829cm" svg:y="6.817cm" style:legend-expansion="high" chart:style-name="ch2"/>
        <chart:plot-area chart:style-name="ch3" table:cell-range-address="Sheet1.A1:Sheet1.O201" chart:data-source-has-labels="row" svg:x="0.662cm" svg:y="0.424cm" svg:width="27.505cm" svg:height="20.356cm">
          <chartooo:coordinate-region svg:x="1.76cm" svg:y="0.545cm" svg:width="26.407cm" svg:height="19.2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01" chart:label-cell-address="Sheet1.A1:Sheet1.A1" chart:class="chart:line">
            <chart:data-point chart:repeated="200"/>
          </chart:series>
          <chart:series chart:style-name="ch8" chart:values-cell-range-address="Sheet1.B2:Sheet1.B201" chart:label-cell-address="Sheet1.B1:Sheet1.B1" chart:class="chart:line">
            <chart:data-point chart:repeated="200"/>
          </chart:series>
          <chart:series chart:style-name="ch9" chart:values-cell-range-address="Sheet1.C2:Sheet1.C201" chart:label-cell-address="Sheet1.C1:Sheet1.C1" chart:class="chart:line">
            <chart:data-point chart:repeated="200"/>
          </chart:series>
          <chart:series chart:style-name="ch10" chart:values-cell-range-address="Sheet1.D2:Sheet1.D201" chart:label-cell-address="Sheet1.D1:Sheet1.D1" chart:class="chart:line">
            <chart:data-point chart:repeated="200"/>
          </chart:series>
          <chart:series chart:style-name="ch11" chart:values-cell-range-address="Sheet1.E2:Sheet1.E201" chart:label-cell-address="Sheet1.E1:Sheet1.E1" chart:class="chart:line">
            <chart:data-point chart:repeated="200"/>
          </chart:series>
          <chart:series chart:style-name="ch12" chart:values-cell-range-address="Sheet1.F2:Sheet1.F201" chart:label-cell-address="Sheet1.F1:Sheet1.F1" chart:class="chart:line">
            <chart:data-point chart:repeated="200"/>
          </chart:series>
          <chart:series chart:style-name="ch13" chart:values-cell-range-address="Sheet1.G2:Sheet1.G201" chart:label-cell-address="Sheet1.G1:Sheet1.G1" chart:class="chart:line">
            <chart:data-point chart:repeated="200"/>
          </chart:series>
          <chart:series chart:style-name="ch14" chart:values-cell-range-address="Sheet1.H2:Sheet1.H201" chart:label-cell-address="Sheet1.H1:Sheet1.H1" chart:class="chart:line">
            <chart:data-point chart:repeated="200"/>
          </chart:series>
          <chart:series chart:style-name="ch15" chart:values-cell-range-address="Sheet1.I2:Sheet1.I201" chart:label-cell-address="Sheet1.I1:Sheet1.I1" chart:class="chart:line">
            <chart:data-point chart:repeated="200"/>
          </chart:series>
          <chart:series chart:style-name="ch16" chart:values-cell-range-address="Sheet1.J2:Sheet1.J201" chart:label-cell-address="Sheet1.J1:Sheet1.J1" chart:class="chart:line">
            <chart:data-point chart:repeated="200"/>
          </chart:series>
          <chart:series chart:style-name="ch17" chart:values-cell-range-address="Sheet1.K2:Sheet1.K201" chart:label-cell-address="Sheet1.K1:Sheet1.K1" chart:class="chart:line">
            <chart:data-point chart:repeated="200"/>
          </chart:series>
          <chart:series chart:style-name="ch18" chart:values-cell-range-address="Sheet1.L2:Sheet1.L201" chart:label-cell-address="Sheet1.L1:Sheet1.L1" chart:class="chart:line">
            <chart:data-point chart:repeated="200"/>
          </chart:series>
          <chart:series chart:style-name="ch19" chart:values-cell-range-address="Sheet1.M2:Sheet1.M201" chart:label-cell-address="Sheet1.M1:Sheet1.M1" chart:class="chart:line">
            <chart:data-point chart:repeated="200"/>
          </chart:series>
          <chart:series chart:style-name="ch20" chart:values-cell-range-address="Sheet1.N2:Sheet1.N201" chart:label-cell-address="Sheet1.N1:Sheet1.N1" chart:class="chart:line">
            <chart:data-point chart:repeated="200"/>
          </chart:series>
          <chart:series chart:style-name="ch21" chart:values-cell-range-address="Sheet1.O2:Sheet1.O201" chart:label-cell-address="Sheet1.O1:Sheet1.O1" chart:class="chart:line">
            <chart:data-point chart:repeated="20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:0.0002,decay:0.9</text:p>
                <draw:g>
                  <svg:desc>Sheet1.A1:Sheet1.A1</svg:desc>
                </draw:g>
              </table:table-cell>
              <table:table-cell office:value-type="string">
                <text:p>Lr:0.0003,decay:0.9</text:p>
                <draw:g>
                  <svg:desc>Sheet1.B1:Sheet1.B1</svg:desc>
                </draw:g>
              </table:table-cell>
              <table:table-cell office:value-type="string">
                <text:p>Lr:0.0004,decay:0.9</text:p>
                <draw:g>
                  <svg:desc>Sheet1.C1:Sheet1.C1</svg:desc>
                </draw:g>
              </table:table-cell>
              <table:table-cell office:value-type="string">
                <text:p>Lr:0.0005,decay:0.8</text:p>
                <draw:g>
                  <svg:desc>Sheet1.D1:Sheet1.D1</svg:desc>
                </draw:g>
              </table:table-cell>
              <table:table-cell office:value-type="string">
                <text:p>Lr:0.0005,decay:0.85</text:p>
                <draw:g>
                  <svg:desc>Sheet1.E1:Sheet1.E1</svg:desc>
                </draw:g>
              </table:table-cell>
              <table:table-cell office:value-type="string">
                <text:p>Lr:0.0005,decay:0.9</text:p>
                <draw:g>
                  <svg:desc>Sheet1.F1:Sheet1.F1</svg:desc>
                </draw:g>
              </table:table-cell>
              <table:table-cell office:value-type="string">
                <text:p>Lr:0.0005,decay:0.925</text:p>
                <draw:g>
                  <svg:desc>Sheet1.G1:Sheet1.G1</svg:desc>
                </draw:g>
              </table:table-cell>
              <table:table-cell office:value-type="string">
                <text:p>Lr:0.0005,decay:0.95</text:p>
                <draw:g>
                  <svg:desc>Sheet1.H1:Sheet1.H1</svg:desc>
                </draw:g>
              </table:table-cell>
              <table:table-cell office:value-type="string">
                <text:p>Lr:0.0005,decay:0.97</text:p>
                <draw:g>
                  <svg:desc>Sheet1.I1:Sheet1.I1</svg:desc>
                </draw:g>
              </table:table-cell>
              <table:table-cell office:value-type="string">
                <text:p>Lr:0.0005,decay:0.95,2</text:p>
                <draw:g>
                  <svg:desc>Sheet1.J1:Sheet1.J1</svg:desc>
                </draw:g>
              </table:table-cell>
              <table:table-cell office:value-type="string">
                <text:p>Lr:0.0005,decay:0.95,3</text:p>
                <draw:g>
                  <svg:desc>Sheet1.K1:Sheet1.K1</svg:desc>
                </draw:g>
              </table:table-cell>
              <table:table-cell office:value-type="string">
                <text:p>Lr:0.0005,decay:0.96</text:p>
                <draw:g>
                  <svg:desc>Sheet1.L1:Sheet1.L1</svg:desc>
                </draw:g>
              </table:table-cell>
              <table:table-cell office:value-type="string">
                <text:p>Lr:0.0005,decay:0.97</text:p>
                <draw:g>
                  <svg:desc>Sheet1.M1:Sheet1.M1</svg:desc>
                </draw:g>
              </table:table-cell>
              <table:table-cell office:value-type="string">
                <text:p>Lr:0.0005,decay:0.98</text:p>
                <draw:g>
                  <svg:desc>Sheet1.N1:Sheet1.N1</svg:desc>
                </draw:g>
              </table:table-cell>
              <table:table-cell office:value-type="string">
                <text:p>Lr:0.0005,decay:0.99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48">
                <text:p>0.948</text:p>
                <draw:g>
                  <svg:desc>Sheet1.A2:Sheet1.A201</svg:desc>
                </draw:g>
              </table:table-cell>
              <table:table-cell office:value-type="float" office:value="0.9692">
                <text:p>0.9692</text:p>
                <draw:g>
                  <svg:desc>Sheet1.B2:Sheet1.B201</svg:desc>
                </draw:g>
              </table:table-cell>
              <table:table-cell office:value-type="float" office:value="0.9744">
                <text:p>0.9744</text:p>
                <draw:g>
                  <svg:desc>Sheet1.C2:Sheet1.C201</svg:desc>
                </draw:g>
              </table:table-cell>
              <table:table-cell office:value-type="float" office:value="0.976">
                <text:p>0.976</text:p>
                <draw:g>
                  <svg:desc>Sheet1.D2:Sheet1.D201</svg:desc>
                </draw:g>
              </table:table-cell>
              <table:table-cell office:value-type="float" office:value="0.9787">
                <text:p>0.9787</text:p>
                <draw:g>
                  <svg:desc>Sheet1.E2:Sheet1.E201</svg:desc>
                </draw:g>
              </table:table-cell>
              <table:table-cell office:value-type="float" office:value="0.972">
                <text:p>0.972</text:p>
                <draw:g>
                  <svg:desc>Sheet1.F2:Sheet1.F201</svg:desc>
                </draw:g>
              </table:table-cell>
              <table:table-cell office:value-type="float" office:value="0.9819">
                <text:p>0.9819</text:p>
                <draw:g>
                  <svg:desc>Sheet1.G2:Sheet1.G201</svg:desc>
                </draw:g>
              </table:table-cell>
              <table:table-cell office:value-type="float" office:value="0.9787">
                <text:p>0.9787</text:p>
                <draw:g>
                  <svg:desc>Sheet1.H2:Sheet1.H201</svg:desc>
                </draw:g>
              </table:table-cell>
              <table:table-cell office:value-type="float" office:value="0.9772">
                <text:p>0.9772</text:p>
                <draw:g>
                  <svg:desc>Sheet1.I2:Sheet1.I201</svg:desc>
                </draw:g>
              </table:table-cell>
              <table:table-cell office:value-type="float" office:value="0.969">
                <text:p>0.969</text:p>
                <draw:g>
                  <svg:desc>Sheet1.J2:Sheet1.J201</svg:desc>
                </draw:g>
              </table:table-cell>
              <table:table-cell office:value-type="float" office:value="0.9664">
                <text:p>0.9664</text:p>
                <draw:g>
                  <svg:desc>Sheet1.K2:Sheet1.K201</svg:desc>
                </draw:g>
              </table:table-cell>
              <table:table-cell office:value-type="float" office:value="0.9721">
                <text:p>0.9721</text:p>
                <draw:g>
                  <svg:desc>Sheet1.L2:Sheet1.L201</svg:desc>
                </draw:g>
              </table:table-cell>
              <table:table-cell office:value-type="float" office:value="0.9639">
                <text:p>0.9639</text:p>
                <draw:g>
                  <svg:desc>Sheet1.M2:Sheet1.M201</svg:desc>
                </draw:g>
              </table:table-cell>
              <table:table-cell office:value-type="float" office:value="0.9664">
                <text:p>0.9664</text:p>
                <draw:g>
                  <svg:desc>Sheet1.N2:Sheet1.N201</svg:desc>
                </draw:g>
              </table:table-cell>
              <table:table-cell office:value-type="float" office:value="0.9643">
                <text:p>0.9643</text:p>
                <draw:g>
                  <svg:desc>Sheet1.O2:Sheet1.O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18">
                <text:p>0.9818</text:p>
              </table:table-cell>
              <table:table-cell office:value-type="float" office:value="0.9834">
                <text:p>0.9834</text:p>
              </table:table-cell>
              <table:table-cell office:value-type="float" office:value="0.9844">
                <text:p>0.9844</text:p>
              </table:table-cell>
              <table:table-cell office:value-type="float" office:value="0.9844">
                <text:p>0.9844</text:p>
              </table:table-cell>
              <table:table-cell office:value-type="float" office:value="0.9872">
                <text:p>0.9872</text:p>
              </table:table-cell>
              <table:table-cell office:value-type="float" office:value="0.9872">
                <text:p>0.9872</text:p>
              </table:table-cell>
              <table:table-cell office:value-type="float" office:value="0.9874">
                <text:p>0.9874</text:p>
              </table:table-cell>
              <table:table-cell office:value-type="float" office:value="0.9868">
                <text:p>0.9868</text:p>
              </table:table-cell>
              <table:table-cell office:value-type="float" office:value="0.9849">
                <text:p>0.9849</text:p>
              </table:table-cell>
              <table:table-cell office:value-type="float" office:value="0.985">
                <text:p>0.985</text:p>
              </table:table-cell>
              <table:table-cell office:value-type="float" office:value="0.984">
                <text:p>0.984</text:p>
              </table:table-cell>
              <table:table-cell office:value-type="float" office:value="0.9867">
                <text:p>0.9867</text:p>
              </table:table-cell>
              <table:table-cell office:value-type="float" office:value="0.9829">
                <text:p>0.9829</text:p>
              </table:table-cell>
              <table:table-cell office:value-type="float" office:value="0.9846">
                <text:p>0.9846</text:p>
              </table:table-cell>
              <table:table-cell office:value-type="float" office:value="0.9816">
                <text:p>0.9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47">
                <text:p>0.9847</text:p>
              </table:table-cell>
              <table:table-cell office:value-type="float" office:value="0.9871">
                <text:p>0.9871</text:p>
              </table:table-cell>
              <table:table-cell office:value-type="float" office:value="0.9882">
                <text:p>0.9882</text:p>
              </table:table-cell>
              <table:table-cell office:value-type="float" office:value="0.9882">
                <text:p>0.9882</text:p>
              </table:table-cell>
              <table:table-cell office:value-type="float" office:value="0.9895">
                <text:p>0.9895</text:p>
              </table:table-cell>
              <table:table-cell office:value-type="float" office:value="0.9897">
                <text:p>0.9897</text:p>
              </table:table-cell>
              <table:table-cell office:value-type="float" office:value="0.9893">
                <text:p>0.9893</text:p>
              </table:table-cell>
              <table:table-cell office:value-type="float" office:value="0.989">
                <text:p>0.989</text:p>
              </table:table-cell>
              <table:table-cell office:value-type="float" office:value="0.9887">
                <text:p>0.9887</text:p>
              </table:table-cell>
              <table:table-cell office:value-type="float" office:value="0.9872">
                <text:p>0.9872</text:p>
              </table:table-cell>
              <table:table-cell office:value-type="float" office:value="0.9879">
                <text:p>0.9879</text:p>
              </table:table-cell>
              <table:table-cell office:value-type="float" office:value="0.9884">
                <text:p>0.9884</text:p>
              </table:table-cell>
              <table:table-cell office:value-type="float" office:value="0.9872">
                <text:p>0.9872</text:p>
              </table:table-cell>
              <table:table-cell office:value-type="float" office:value="0.9886">
                <text:p>0.9886</text:p>
              </table:table-cell>
              <table:table-cell office:value-type="float" office:value="0.9867">
                <text:p>0.9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88">
                <text:p>0.9888</text:p>
              </table:table-cell>
              <table:table-cell office:value-type="float" office:value="0.9901">
                <text:p>0.9901</text:p>
              </table:table-cell>
              <table:table-cell office:value-type="float" office:value="0.9892">
                <text:p>0.9892</text:p>
              </table:table-cell>
              <table:table-cell office:value-type="float" office:value="0.9905">
                <text:p>0.9905</text:p>
              </table:table-cell>
              <table:table-cell office:value-type="float" office:value="0.991">
                <text:p>0.991</text:p>
              </table:table-cell>
              <table:table-cell office:value-type="float" office:value="0.9898">
                <text:p>0.9898</text:p>
              </table:table-cell>
              <table:table-cell office:value-type="float" office:value="0.9913">
                <text:p>0.9913</text:p>
              </table:table-cell>
              <table:table-cell office:value-type="float" office:value="0.9906">
                <text:p>0.9906</text:p>
              </table:table-cell>
              <table:table-cell office:value-type="float" office:value="0.9902">
                <text:p>0.9902</text:p>
              </table:table-cell>
              <table:table-cell office:value-type="float" office:value="0.9889">
                <text:p>0.9889</text:p>
              </table:table-cell>
              <table:table-cell office:value-type="float" office:value="0.9914">
                <text:p>0.9914</text:p>
              </table:table-cell>
              <table:table-cell office:value-type="float" office:value="0.9911">
                <text:p>0.9911</text:p>
              </table:table-cell>
              <table:table-cell office:value-type="float" office:value="0.9905">
                <text:p>0.9905</text:p>
              </table:table-cell>
              <table:table-cell office:value-type="float" office:value="0.9901">
                <text:p>0.9901</text:p>
              </table:table-cell>
              <table:table-cell office:value-type="float" office:value="0.9896">
                <text:p>0.9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95">
                <text:p>0.9895</text:p>
              </table:table-cell>
              <table:table-cell office:value-type="float" office:value="0.9896">
                <text:p>0.9896</text:p>
              </table:table-cell>
              <table:table-cell office:value-type="float" office:value="0.9917">
                <text:p>0.9917</text:p>
              </table:table-cell>
              <table:table-cell office:value-type="float" office:value="0.9906">
                <text:p>0.9906</text:p>
              </table:table-cell>
              <table:table-cell office:value-type="float" office:value="0.9916">
                <text:p>0.9916</text:p>
              </table:table-cell>
              <table:table-cell office:value-type="float" office:value="0.9907">
                <text:p>0.9907</text:p>
              </table:table-cell>
              <table:table-cell office:value-type="float" office:value="0.9927">
                <text:p>0.9927</text:p>
              </table:table-cell>
              <table:table-cell office:value-type="float" office:value="0.9913">
                <text:p>0.9913</text:p>
              </table:table-cell>
              <table:table-cell office:value-type="float" office:value="0.9929">
                <text:p>0.9929</text:p>
              </table:table-cell>
              <table:table-cell office:value-type="float" office:value="0.9908">
                <text:p>0.9908</text:p>
              </table:table-cell>
              <table:table-cell office:value-type="float" office:value="0.9917">
                <text:p>0.9917</text:p>
              </table:table-cell>
              <table:table-cell office:value-type="float" office:value="0.9904">
                <text:p>0.9904</text:p>
              </table:table-cell>
              <table:table-cell office:value-type="float" office:value="0.9909">
                <text:p>0.9909</text:p>
              </table:table-cell>
              <table:table-cell office:value-type="float" office:value="0.9913">
                <text:p>0.9913</text:p>
              </table:table-cell>
              <table:table-cell office:value-type="float" office:value="0.9915">
                <text:p>0.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92">
                <text:p>0.9892</text:p>
              </table:table-cell>
              <table:table-cell office:value-type="float" office:value="0.9916">
                <text:p>0.9916</text:p>
              </table:table-cell>
              <table:table-cell office:value-type="float" office:value="0.9924">
                <text:p>0.9924</text:p>
              </table:table-cell>
              <table:table-cell office:value-type="float" office:value="0.9912">
                <text:p>0.9912</text:p>
              </table:table-cell>
              <table:table-cell office:value-type="float" office:value="0.9918">
                <text:p>0.9918</text:p>
              </table:table-cell>
              <table:table-cell office:value-type="float" office:value="0.9911">
                <text:p>0.9911</text:p>
              </table:table-cell>
              <table:table-cell office:value-type="float" office:value="0.9919">
                <text:p>0.9919</text:p>
              </table:table-cell>
              <table:table-cell office:value-type="float" office:value="0.9928">
                <text:p>0.9928</text:p>
              </table:table-cell>
              <table:table-cell office:value-type="float" office:value="0.9922">
                <text:p>0.9922</text:p>
              </table:table-cell>
              <table:table-cell office:value-type="float" office:value="0.9919">
                <text:p>0.9919</text:p>
              </table:table-cell>
              <table:table-cell office:value-type="float" office:value="0.9923">
                <text:p>0.9923</text:p>
              </table:table-cell>
              <table:table-cell office:value-type="float" office:value="0.9923">
                <text:p>0.9923</text:p>
              </table:table-cell>
              <table:table-cell office:value-type="float" office:value="0.9929">
                <text:p>0.9929</text:p>
              </table:table-cell>
              <table:table-cell office:value-type="float" office:value="0.992">
                <text:p>0.992</text:p>
              </table:table-cell>
              <table:table-cell office:value-type="float" office:value="0.9919">
                <text:p>0.9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09">
                <text:p>0.9909</text:p>
              </table:table-cell>
              <table:table-cell office:value-type="float" office:value="0.992">
                <text:p>0.992</text:p>
              </table:table-cell>
              <table:table-cell office:value-type="float" office:value="0.9928">
                <text:p>0.9928</text:p>
              </table:table-cell>
              <table:table-cell office:value-type="float" office:value="0.9928">
                <text:p>0.9928</text:p>
              </table:table-cell>
              <table:table-cell office:value-type="float" office:value="0.9927">
                <text:p>0.9927</text:p>
              </table:table-cell>
              <table:table-cell office:value-type="float" office:value="0.9925">
                <text:p>0.9925</text:p>
              </table:table-cell>
              <table:table-cell office:value-type="float" office:value="0.9928">
                <text:p>0.9928</text:p>
              </table:table-cell>
              <table:table-cell office:value-type="float" office:value="0.9928">
                <text:p>0.9928</text:p>
              </table:table-cell>
              <table:table-cell office:value-type="float" office:value="0.9926">
                <text:p>0.9926</text:p>
              </table:table-cell>
              <table:table-cell office:value-type="float" office:value="0.9933">
                <text:p>0.9933</text:p>
              </table:table-cell>
              <table:table-cell office:value-type="float" office:value="0.9929">
                <text:p>0.9929</text:p>
              </table:table-cell>
              <table:table-cell office:value-type="float" office:value="0.9933">
                <text:p>0.9933</text:p>
              </table:table-cell>
              <table:table-cell office:value-type="float" office:value="0.9927">
                <text:p>0.9927</text:p>
              </table:table-cell>
              <table:table-cell office:value-type="float" office:value="0.9925">
                <text:p>0.9925</text:p>
              </table:table-cell>
              <table:table-cell office:value-type="float" office:value="0.9919">
                <text:p>0.9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04">
                <text:p>0.9904</text:p>
              </table:table-cell>
              <table:table-cell office:value-type="float" office:value="0.9925">
                <text:p>0.9925</text:p>
              </table:table-cell>
              <table:table-cell office:value-type="float" office:value="0.9933">
                <text:p>0.9933</text:p>
              </table:table-cell>
              <table:table-cell office:value-type="float" office:value="0.9926">
                <text:p>0.9926</text:p>
              </table:table-cell>
              <table:table-cell office:value-type="float" office:value="0.9937">
                <text:p>0.9937</text:p>
              </table:table-cell>
              <table:table-cell office:value-type="float" office:value="0.9939">
                <text:p>0.9939</text:p>
              </table:table-cell>
              <table:table-cell office:value-type="float" office:value="0.9931">
                <text:p>0.9931</text:p>
              </table:table-cell>
              <table:table-cell office:value-type="float" office:value="0.9925">
                <text:p>0.9925</text:p>
              </table:table-cell>
              <table:table-cell office:value-type="float" office:value="0.9931">
                <text:p>0.9931</text:p>
              </table:table-cell>
              <table:table-cell office:value-type="float" office:value="0.9924">
                <text:p>0.9924</text:p>
              </table:table-cell>
              <table:table-cell office:value-type="float" office:value="0.9937">
                <text:p>0.9937</text:p>
              </table:table-cell>
              <table:table-cell office:value-type="float" office:value="0.9922">
                <text:p>0.9922</text:p>
              </table:table-cell>
              <table:table-cell office:value-type="float" office:value="0.9931">
                <text:p>0.9931</text:p>
              </table:table-cell>
              <table:table-cell office:value-type="float" office:value="0.9929">
                <text:p>0.9929</text:p>
              </table:table-cell>
              <table:table-cell office:value-type="float" office:value="0.9933">
                <text:p>0.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08">
                <text:p>0.9908</text:p>
              </table:table-cell>
              <table:table-cell office:value-type="float" office:value="0.9927">
                <text:p>0.9927</text:p>
              </table:table-cell>
              <table:table-cell office:value-type="float" office:value="0.9934">
                <text:p>0.9934</text:p>
              </table:table-cell>
              <table:table-cell office:value-type="float" office:value="0.992">
                <text:p>0.992</text:p>
              </table:table-cell>
              <table:table-cell office:value-type="float" office:value="0.9934">
                <text:p>0.9934</text:p>
              </table:table-cell>
              <table:table-cell office:value-type="float" office:value="0.9934">
                <text:p>0.9934</text:p>
              </table:table-cell>
              <table:table-cell office:value-type="float" office:value="0.9941">
                <text:p>0.9941</text:p>
              </table:table-cell>
              <table:table-cell office:value-type="float" office:value="0.9936">
                <text:p>0.9936</text:p>
              </table:table-cell>
              <table:table-cell office:value-type="float" office:value="0.9935">
                <text:p>0.9935</text:p>
              </table:table-cell>
              <table:table-cell office:value-type="float" office:value="0.9928">
                <text:p>0.9928</text:p>
              </table:table-cell>
              <table:table-cell office:value-type="float" office:value="0.9932">
                <text:p>0.9932</text:p>
              </table:table-cell>
              <table:table-cell office:value-type="float" office:value="0.9938">
                <text:p>0.9938</text:p>
              </table:table-cell>
              <table:table-cell office:value-type="float" office:value="0.9927">
                <text:p>0.9927</text:p>
              </table:table-cell>
              <table:table-cell office:value-type="float" office:value="0.9934">
                <text:p>0.9934</text:p>
              </table:table-cell>
              <table:table-cell office:value-type="float" office:value="0.9933">
                <text:p>0.9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15">
                <text:p>0.9915</text:p>
              </table:table-cell>
              <table:table-cell office:value-type="float" office:value="0.9927">
                <text:p>0.9927</text:p>
              </table:table-cell>
              <table:table-cell office:value-type="float" office:value="0.9942">
                <text:p>0.9942</text:p>
              </table:table-cell>
              <table:table-cell office:value-type="float" office:value="0.9927">
                <text:p>0.9927</text:p>
              </table:table-cell>
              <table:table-cell office:value-type="float" office:value="0.9936">
                <text:p>0.9936</text:p>
              </table:table-cell>
              <table:table-cell office:value-type="float" office:value="0.9932">
                <text:p>0.9932</text:p>
              </table:table-cell>
              <table:table-cell office:value-type="float" office:value="0.994">
                <text:p>0.994</text:p>
              </table:table-cell>
              <table:table-cell office:value-type="float" office:value="0.9938">
                <text:p>0.9938</text:p>
              </table:table-cell>
              <table:table-cell office:value-type="float" office:value="0.9939">
                <text:p>0.9939</text:p>
              </table:table-cell>
              <table:table-cell office:value-type="float" office:value="0.9931">
                <text:p>0.9931</text:p>
              </table:table-cell>
              <table:table-cell office:value-type="float" office:value="0.9934">
                <text:p>0.9934</text:p>
              </table:table-cell>
              <table:table-cell office:value-type="float" office:value="0.9942">
                <text:p>0.9942</text:p>
              </table:table-cell>
              <table:table-cell office:value-type="float" office:value="0.9929">
                <text:p>0.9929</text:p>
              </table:table-cell>
              <table:table-cell office:value-type="float" office:value="0.993">
                <text:p>0.993</text:p>
              </table:table-cell>
              <table:table-cell office:value-type="float" office:value="0.9934">
                <text:p>0.99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19">
                <text:p>0.9919</text:p>
              </table:table-cell>
              <table:table-cell office:value-type="float" office:value="0.9937">
                <text:p>0.9937</text:p>
              </table:table-cell>
              <table:table-cell office:value-type="float" office:value="0.9931">
                <text:p>0.9931</text:p>
              </table:table-cell>
              <table:table-cell office:value-type="float" office:value="0.993">
                <text:p>0.993</text:p>
              </table:table-cell>
              <table:table-cell office:value-type="float" office:value="0.9932">
                <text:p>0.9932</text:p>
              </table:table-cell>
              <table:table-cell office:value-type="float" office:value="0.994">
                <text:p>0.994</text:p>
              </table:table-cell>
              <table:table-cell office:value-type="float" office:value="0.9947">
                <text:p>0.9947</text:p>
              </table:table-cell>
              <table:table-cell office:value-type="float" office:value="0.9945">
                <text:p>0.9945</text:p>
              </table:table-cell>
              <table:table-cell office:value-type="float" office:value="0.9941">
                <text:p>0.9941</text:p>
              </table:table-cell>
              <table:table-cell office:value-type="float" office:value="0.994">
                <text:p>0.994</text:p>
              </table:table-cell>
              <table:table-cell office:value-type="float" office:value="0.994">
                <text:p>0.994</text:p>
              </table:table-cell>
              <table:table-cell office:value-type="float" office:value="0.9935">
                <text:p>0.9935</text:p>
              </table:table-cell>
              <table:table-cell office:value-type="float" office:value="0.993">
                <text:p>0.993</text:p>
              </table:table-cell>
              <table:table-cell office:value-type="float" office:value="0.9935">
                <text:p>0.9935</text:p>
              </table:table-cell>
              <table:table-cell office:value-type="float" office:value="0.9939">
                <text:p>0.9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21">
                <text:p>0.9921</text:p>
              </table:table-cell>
              <table:table-cell office:value-type="float" office:value="0.9927">
                <text:p>0.9927</text:p>
              </table:table-cell>
              <table:table-cell office:value-type="float" office:value="0.9942">
                <text:p>0.9942</text:p>
              </table:table-cell>
              <table:table-cell office:value-type="float" office:value="0.9933">
                <text:p>0.9933</text:p>
              </table:table-cell>
              <table:table-cell office:value-type="float" office:value="0.9937">
                <text:p>0.9937</text:p>
              </table:table-cell>
              <table:table-cell office:value-type="float" office:value="0.9937">
                <text:p>0.9937</text:p>
              </table:table-cell>
              <table:table-cell office:value-type="float" office:value="0.9945">
                <text:p>0.9945</text:p>
              </table:table-cell>
              <table:table-cell office:value-type="float" office:value="0.9946">
                <text:p>0.9946</text:p>
              </table:table-cell>
              <table:table-cell office:value-type="float" office:value="0.9936">
                <text:p>0.9936</text:p>
              </table:table-cell>
              <table:table-cell office:value-type="float" office:value="0.9937">
                <text:p>0.9937</text:p>
              </table:table-cell>
              <table:table-cell office:value-type="float" office:value="0.9942">
                <text:p>0.9942</text:p>
              </table:table-cell>
              <table:table-cell office:value-type="float" office:value="0.9949">
                <text:p>0.9949</text:p>
              </table:table-cell>
              <table:table-cell office:value-type="float" office:value="0.994">
                <text:p>0.994</text:p>
              </table:table-cell>
              <table:table-cell office:value-type="float" office:value="0.994">
                <text:p>0.994</text:p>
              </table:table-cell>
              <table:table-cell office:value-type="float" office:value="0.9933">
                <text:p>0.99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22">
                <text:p>0.9922</text:p>
              </table:table-cell>
              <table:table-cell office:value-type="float" office:value="0.9924">
                <text:p>0.9924</text:p>
              </table:table-cell>
              <table:table-cell office:value-type="float" office:value="0.9942">
                <text:p>0.9942</text:p>
              </table:table-cell>
              <table:table-cell office:value-type="float" office:value="0.9929">
                <text:p>0.9929</text:p>
              </table:table-cell>
              <table:table-cell office:value-type="float" office:value="0.9941">
                <text:p>0.9941</text:p>
              </table:table-cell>
              <table:table-cell office:value-type="float" office:value="0.9933">
                <text:p>0.9933</text:p>
              </table:table-cell>
              <table:table-cell office:value-type="float" office:value="0.9943">
                <text:p>0.9943</text:p>
              </table:table-cell>
              <table:table-cell office:value-type="float" office:value="0.995">
                <text:p>0.995</text:p>
              </table:table-cell>
              <table:table-cell office:value-type="float" office:value="0.9941">
                <text:p>0.9941</text:p>
              </table:table-cell>
              <table:table-cell office:value-type="float" office:value="0.9935">
                <text:p>0.9935</text:p>
              </table:table-cell>
              <table:table-cell office:value-type="float" office:value="0.9944">
                <text:p>0.9944</text:p>
              </table:table-cell>
              <table:table-cell office:value-type="float" office:value="0.9942">
                <text:p>0.9942</text:p>
              </table:table-cell>
              <table:table-cell office:value-type="float" office:value="0.9943">
                <text:p>0.9943</text:p>
              </table:table-cell>
              <table:table-cell office:value-type="float" office:value="0.9934">
                <text:p>0.9934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29">
                <text:p>0.9929</text:p>
              </table:table-cell>
              <table:table-cell office:value-type="float" office:value="0.9933">
                <text:p>0.9933</text:p>
              </table:table-cell>
              <table:table-cell office:value-type="float" office:value="0.9945">
                <text:p>0.9945</text:p>
              </table:table-cell>
              <table:table-cell office:value-type="float" office:value="0.9929">
                <text:p>0.9929</text:p>
              </table:table-cell>
              <table:table-cell office:value-type="float" office:value="0.9937">
                <text:p>0.9937</text:p>
              </table:table-cell>
              <table:table-cell office:value-type="float" office:value="0.994">
                <text:p>0.994</text:p>
              </table:table-cell>
              <table:table-cell office:value-type="float" office:value="0.9948">
                <text:p>0.9948</text:p>
              </table:table-cell>
              <table:table-cell office:value-type="float" office:value="0.9943">
                <text:p>0.9943</text:p>
              </table:table-cell>
              <table:table-cell office:value-type="float" office:value="0.9943">
                <text:p>0.9943</text:p>
              </table:table-cell>
              <table:table-cell office:value-type="float" office:value="0.994">
                <text:p>0.994</text:p>
              </table:table-cell>
              <table:table-cell office:value-type="float" office:value="0.9945">
                <text:p>0.9945</text:p>
              </table:table-cell>
              <table:table-cell office:value-type="float" office:value="0.9941">
                <text:p>0.9941</text:p>
              </table:table-cell>
              <table:table-cell office:value-type="float" office:value="0.9947">
                <text:p>0.9947</text:p>
              </table:table-cell>
              <table:table-cell office:value-type="float" office:value="0.9941">
                <text:p>0.9941</text:p>
              </table:table-cell>
              <table:table-cell office:value-type="float" office:value="0.9942">
                <text:p>0.9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29">
                <text:p>0.9929</text:p>
              </table:table-cell>
              <table:table-cell office:value-type="float" office:value="0.9939">
                <text:p>0.9939</text:p>
              </table:table-cell>
              <table:table-cell office:value-type="float" office:value="0.9948">
                <text:p>0.9948</text:p>
              </table:table-cell>
              <table:table-cell office:value-type="float" office:value="0.9934">
                <text:p>0.9934</text:p>
              </table:table-cell>
              <table:table-cell office:value-type="float" office:value="0.9938">
                <text:p>0.9938</text:p>
              </table:table-cell>
              <table:table-cell office:value-type="float" office:value="0.9942">
                <text:p>0.9942</text:p>
              </table:table-cell>
              <table:table-cell office:value-type="float" office:value="0.9941">
                <text:p>0.9941</text:p>
              </table:table-cell>
              <table:table-cell office:value-type="float" office:value="0.9948">
                <text:p>0.9948</text:p>
              </table:table-cell>
              <table:table-cell office:value-type="float" office:value="0.9945">
                <text:p>0.9945</text:p>
              </table:table-cell>
              <table:table-cell office:value-type="float" office:value="0.9943">
                <text:p>0.9943</text:p>
              </table:table-cell>
              <table:table-cell office:value-type="float" office:value="0.994">
                <text:p>0.994</text:p>
              </table:table-cell>
              <table:table-cell office:value-type="float" office:value="0.9954">
                <text:p>0.9954</text:p>
              </table:table-cell>
              <table:table-cell office:value-type="float" office:value="0.9937">
                <text:p>0.9937</text:p>
              </table:table-cell>
              <table:table-cell office:value-type="float" office:value="0.9941">
                <text:p>0.9941</text:p>
              </table:table-cell>
              <table:table-cell office:value-type="float" office:value="0.9946">
                <text:p>0.9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31">
                <text:p>0.9931</text:p>
              </table:table-cell>
              <table:table-cell office:value-type="float" office:value="0.9931">
                <text:p>0.9931</text:p>
              </table:table-cell>
              <table:table-cell office:value-type="float" office:value="0.9942">
                <text:p>0.9942</text:p>
              </table:table-cell>
              <table:table-cell office:value-type="float" office:value="0.9934">
                <text:p>0.9934</text:p>
              </table:table-cell>
              <table:table-cell office:value-type="float" office:value="0.9944">
                <text:p>0.9944</text:p>
              </table:table-cell>
              <table:table-cell office:value-type="float" office:value="0.994">
                <text:p>0.994</text:p>
              </table:table-cell>
              <table:table-cell office:value-type="float" office:value="0.9951">
                <text:p>0.9951</text:p>
              </table:table-cell>
              <table:table-cell office:value-type="float" office:value="0.9953">
                <text:p>0.9953</text:p>
              </table:table-cell>
              <table:table-cell office:value-type="float" office:value="0.9947">
                <text:p>0.9947</text:p>
              </table:table-cell>
              <table:table-cell office:value-type="float" office:value="0.9944">
                <text:p>0.9944</text:p>
              </table:table-cell>
              <table:table-cell office:value-type="float" office:value="0.9953">
                <text:p>0.9953</text:p>
              </table:table-cell>
              <table:table-cell office:value-type="float" office:value="0.9941">
                <text:p>0.9941</text:p>
              </table:table-cell>
              <table:table-cell office:value-type="float" office:value="0.9944">
                <text:p>0.9944</text:p>
              </table:table-cell>
              <table:table-cell office:value-type="float" office:value="0.9942">
                <text:p>0.9942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32">
                <text:p>0.9932</text:p>
              </table:table-cell>
              <table:table-cell office:value-type="float" office:value="0.9934">
                <text:p>0.9934</text:p>
              </table:table-cell>
              <table:table-cell office:value-type="float" office:value="0.9948">
                <text:p>0.9948</text:p>
              </table:table-cell>
              <table:table-cell office:value-type="float" office:value="0.9936">
                <text:p>0.9936</text:p>
              </table:table-cell>
              <table:table-cell office:value-type="float" office:value="0.9942">
                <text:p>0.9942</text:p>
              </table:table-cell>
              <table:table-cell office:value-type="float" office:value="0.9943">
                <text:p>0.9943</text:p>
              </table:table-cell>
              <table:table-cell office:value-type="float" office:value="0.9947">
                <text:p>0.9947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  <table:table-cell office:value-type="float" office:value="0.9944">
                <text:p>0.9944</text:p>
              </table:table-cell>
              <table:table-cell office:value-type="float" office:value="0.9949">
                <text:p>0.9949</text:p>
              </table:table-cell>
              <table:table-cell office:value-type="float" office:value="0.9948">
                <text:p>0.9948</text:p>
              </table:table-cell>
              <table:table-cell office:value-type="float" office:value="0.9946">
                <text:p>0.9946</text:p>
              </table:table-cell>
              <table:table-cell office:value-type="float" office:value="0.9941">
                <text:p>0.9941</text:p>
              </table:table-cell>
              <table:table-cell office:value-type="float" office:value="0.9947">
                <text:p>0.99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3">
                <text:p>0.993</text:p>
              </table:table-cell>
              <table:table-cell office:value-type="float" office:value="0.9938">
                <text:p>0.9938</text:p>
              </table:table-cell>
              <table:table-cell office:value-type="float" office:value="0.9937">
                <text:p>0.9937</text:p>
              </table:table-cell>
              <table:table-cell office:value-type="float" office:value="0.9936">
                <text:p>0.9936</text:p>
              </table:table-cell>
              <table:table-cell office:value-type="float" office:value="0.9941">
                <text:p>0.9941</text:p>
              </table:table-cell>
              <table:table-cell office:value-type="float" office:value="0.9946">
                <text:p>0.9946</text:p>
              </table:table-cell>
              <table:table-cell office:value-type="float" office:value="0.9943">
                <text:p>0.9943</text:p>
              </table:table-cell>
              <table:table-cell office:value-type="float" office:value="0.9954">
                <text:p>0.9954</text:p>
              </table:table-cell>
              <table:table-cell office:value-type="float" office:value="0.9941">
                <text:p>0.9941</text:p>
              </table:table-cell>
              <table:table-cell office:value-type="float" office:value="0.9949">
                <text:p>0.9949</text:p>
              </table:table-cell>
              <table:table-cell office:value-type="float" office:value="0.9949">
                <text:p>0.9949</text:p>
              </table:table-cell>
              <table:table-cell office:value-type="float" office:value="0.9948">
                <text:p>0.9948</text:p>
              </table:table-cell>
              <table:table-cell office:value-type="float" office:value="0.9945">
                <text:p>0.9945</text:p>
              </table:table-cell>
              <table:table-cell office:value-type="float" office:value="0.9948">
                <text:p>0.9948</text:p>
              </table:table-cell>
              <table:table-cell office:value-type="float" office:value="0.9944">
                <text:p>0.9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29">
                <text:p>0.9929</text:p>
              </table:table-cell>
              <table:table-cell office:value-type="float" office:value="0.9937">
                <text:p>0.9937</text:p>
              </table:table-cell>
              <table:table-cell office:value-type="float" office:value="0.9945">
                <text:p>0.9945</text:p>
              </table:table-cell>
              <table:table-cell office:value-type="float" office:value="0.9936">
                <text:p>0.9936</text:p>
              </table:table-cell>
              <table:table-cell office:value-type="float" office:value="0.9942">
                <text:p>0.9942</text:p>
              </table:table-cell>
              <table:table-cell office:value-type="float" office:value="0.9946">
                <text:p>0.9946</text:p>
              </table:table-cell>
              <table:table-cell office:value-type="float" office:value="0.9947">
                <text:p>0.9947</text:p>
              </table:table-cell>
              <table:table-cell office:value-type="float" office:value="0.9951">
                <text:p>0.9951</text:p>
              </table:table-cell>
              <table:table-cell office:value-type="float" office:value="0.9951">
                <text:p>0.9951</text:p>
              </table:table-cell>
              <table:table-cell office:value-type="float" office:value="0.9945">
                <text:p>0.9945</text:p>
              </table:table-cell>
              <table:table-cell office:value-type="float" office:value="0.9946">
                <text:p>0.9946</text:p>
              </table:table-cell>
              <table:table-cell office:value-type="float" office:value="0.9954">
                <text:p>0.9954</text:p>
              </table:table-cell>
              <table:table-cell office:value-type="float" office:value="0.9945">
                <text:p>0.9945</text:p>
              </table:table-cell>
              <table:table-cell office:value-type="float" office:value="0.9945">
                <text:p>0.9945</text:p>
              </table:table-cell>
              <table:table-cell office:value-type="float" office:value="0.9947">
                <text:p>0.9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24">
                <text:p>0.9924</text:p>
              </table:table-cell>
              <table:table-cell office:value-type="float" office:value="0.9938">
                <text:p>0.9938</text:p>
              </table:table-cell>
              <table:table-cell office:value-type="float" office:value="0.9945">
                <text:p>0.9945</text:p>
              </table:table-cell>
              <table:table-cell office:value-type="float" office:value="0.9935">
                <text:p>0.9935</text:p>
              </table:table-cell>
              <table:table-cell office:value-type="float" office:value="0.9941">
                <text:p>0.9941</text:p>
              </table:table-cell>
              <table:table-cell office:value-type="float" office:value="0.9947">
                <text:p>0.9947</text:p>
              </table:table-cell>
              <table:table-cell office:value-type="float" office:value="0.995">
                <text:p>0.995</text:p>
              </table:table-cell>
              <table:table-cell office:value-type="float" office:value="0.9953">
                <text:p>0.9953</text:p>
              </table:table-cell>
              <table:table-cell office:value-type="float" office:value="0.9945">
                <text:p>0.9945</text:p>
              </table:table-cell>
              <table:table-cell office:value-type="float" office:value="0.9955">
                <text:p>0.9955</text:p>
              </table:table-cell>
              <table:table-cell office:value-type="float" office:value="0.995">
                <text:p>0.995</text:p>
              </table:table-cell>
              <table:table-cell office:value-type="float" office:value="0.9955">
                <text:p>0.9955</text:p>
              </table:table-cell>
              <table:table-cell office:value-type="float" office:value="0.9942">
                <text:p>0.9942</text:p>
              </table:table-cell>
              <table:table-cell office:value-type="float" office:value="0.9944">
                <text:p>0.9944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33">
                <text:p>0.9933</text:p>
              </table:table-cell>
              <table:table-cell office:value-type="float" office:value="0.9939">
                <text:p>0.9939</text:p>
              </table:table-cell>
              <table:table-cell office:value-type="float" office:value="0.9943">
                <text:p>0.9943</text:p>
              </table:table-cell>
              <table:table-cell office:value-type="float" office:value="0.9938">
                <text:p>0.9938</text:p>
              </table:table-cell>
              <table:table-cell office:value-type="float" office:value="0.9943">
                <text:p>0.9943</text:p>
              </table:table-cell>
              <table:table-cell office:value-type="float" office:value="0.9948">
                <text:p>0.9948</text:p>
              </table:table-cell>
              <table:table-cell office:value-type="float" office:value="0.9951">
                <text:p>0.9951</text:p>
              </table:table-cell>
              <table:table-cell office:value-type="float" office:value="0.9954">
                <text:p>0.9954</text:p>
              </table:table-cell>
              <table:table-cell office:value-type="float" office:value="0.9956">
                <text:p>0.9956</text:p>
              </table:table-cell>
              <table:table-cell office:value-type="float" office:value="0.9952">
                <text:p>0.9952</text:p>
              </table:table-cell>
              <table:table-cell office:value-type="float" office:value="0.9953">
                <text:p>0.9953</text:p>
              </table:table-cell>
              <table:table-cell office:value-type="float" office:value="0.9949">
                <text:p>0.9949</text:p>
              </table:table-cell>
              <table:table-cell office:value-type="float" office:value="0.9942">
                <text:p>0.9942</text:p>
              </table:table-cell>
              <table:table-cell office:value-type="float" office:value="0.9941">
                <text:p>0.9941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32">
                <text:p>0.9932</text:p>
              </table:table-cell>
              <table:table-cell office:value-type="float" office:value="0.9934">
                <text:p>0.9934</text:p>
              </table:table-cell>
              <table:table-cell office:value-type="float" office:value="0.9946">
                <text:p>0.9946</text:p>
              </table:table-cell>
              <table:table-cell office:value-type="float" office:value="0.9933">
                <text:p>0.9933</text:p>
              </table:table-cell>
              <table:table-cell office:value-type="float" office:value="0.9947">
                <text:p>0.9947</text:p>
              </table:table-cell>
              <table:table-cell office:value-type="float" office:value="0.9947">
                <text:p>0.9947</text:p>
              </table:table-cell>
              <table:table-cell office:value-type="float" office:value="0.9952">
                <text:p>0.9952</text:p>
              </table:table-cell>
              <table:table-cell office:value-type="float" office:value="0.9953">
                <text:p>0.9953</text:p>
              </table:table-cell>
              <table:table-cell office:value-type="float" office:value="0.9943">
                <text:p>0.9943</text:p>
              </table:table-cell>
              <table:table-cell office:value-type="float" office:value="0.9954">
                <text:p>0.9954</text:p>
              </table:table-cell>
              <table:table-cell office:value-type="float" office:value="0.9944">
                <text:p>0.9944</text:p>
              </table:table-cell>
              <table:table-cell office:value-type="float" office:value="0.9948">
                <text:p>0.9948</text:p>
              </table:table-cell>
              <table:table-cell office:value-type="float" office:value="0.9943">
                <text:p>0.9943</text:p>
              </table:table-cell>
              <table:table-cell office:value-type="float" office:value="0.9954">
                <text:p>0.9954</text:p>
              </table:table-cell>
              <table:table-cell office:value-type="float" office:value="0.9944">
                <text:p>0.99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29">
                <text:p>0.9929</text:p>
              </table:table-cell>
              <table:table-cell office:value-type="float" office:value="0.9944">
                <text:p>0.9944</text:p>
              </table:table-cell>
              <table:table-cell office:value-type="float" office:value="0.9948">
                <text:p>0.9948</text:p>
              </table:table-cell>
              <table:table-cell office:value-type="float" office:value="0.9933">
                <text:p>0.9933</text:p>
              </table:table-cell>
              <table:table-cell office:value-type="float" office:value="0.9948">
                <text:p>0.9948</text:p>
              </table:table-cell>
              <table:table-cell office:value-type="float" office:value="0.995">
                <text:p>0.995</text:p>
              </table:table-cell>
              <table:table-cell office:value-type="float" office:value="0.9953">
                <text:p>0.9953</text:p>
              </table:table-cell>
              <table:table-cell office:value-type="float" office:value="0.9959">
                <text:p>0.9959</text:p>
              </table:table-cell>
              <table:table-cell office:value-type="float" office:value="0.9953">
                <text:p>0.9953</text:p>
              </table:table-cell>
              <table:table-cell office:value-type="float" office:value="0.9951">
                <text:p>0.9951</text:p>
              </table:table-cell>
              <table:table-cell office:value-type="float" office:value="0.9947">
                <text:p>0.9947</text:p>
              </table:table-cell>
              <table:table-cell office:value-type="float" office:value="0.9955">
                <text:p>0.9955</text:p>
              </table:table-cell>
              <table:table-cell office:value-type="float" office:value="0.995">
                <text:p>0.995</text:p>
              </table:table-cell>
              <table:table-cell office:value-type="float" office:value="0.9952">
                <text:p>0.9952</text:p>
              </table:table-cell>
              <table:table-cell office:value-type="float" office:value="0.9957">
                <text:p>0.99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32">
                <text:p>0.9932</text:p>
              </table:table-cell>
              <table:table-cell office:value-type="float" office:value="0.9939">
                <text:p>0.9939</text:p>
              </table:table-cell>
              <table:table-cell office:value-type="float" office:value="0.9948">
                <text:p>0.9948</text:p>
              </table:table-cell>
              <table:table-cell office:value-type="float" office:value="0.9933">
                <text:p>0.9933</text:p>
              </table:table-cell>
              <table:table-cell office:value-type="float" office:value="0.9943">
                <text:p>0.9943</text:p>
              </table:table-cell>
              <table:table-cell office:value-type="float" office:value="0.995">
                <text:p>0.995</text:p>
              </table:table-cell>
              <table:table-cell office:value-type="float" office:value="0.9955">
                <text:p>0.9955</text:p>
              </table:table-cell>
              <table:table-cell office:value-type="float" office:value="0.9955">
                <text:p>0.9955</text:p>
              </table:table-cell>
              <table:table-cell office:value-type="float" office:value="0.995">
                <text:p>0.995</text:p>
              </table:table-cell>
              <table:table-cell office:value-type="float" office:value="0.9955">
                <text:p>0.9955</text:p>
              </table:table-cell>
              <table:table-cell office:value-type="float" office:value="0.9949">
                <text:p>0.9949</text:p>
              </table:table-cell>
              <table:table-cell office:value-type="float" office:value="0.9959">
                <text:p>0.9959</text:p>
              </table:table-cell>
              <table:table-cell office:value-type="float" office:value="0.9946">
                <text:p>0.9946</text:p>
              </table:table-cell>
              <table:table-cell office:value-type="float" office:value="0.994">
                <text:p>0.994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33">
                <text:p>0.9933</text:p>
              </table:table-cell>
              <table:table-cell office:value-type="float" office:value="0.9939">
                <text:p>0.9939</text:p>
              </table:table-cell>
              <table:table-cell office:value-type="float" office:value="0.995">
                <text:p>0.995</text:p>
              </table:table-cell>
              <table:table-cell office:value-type="float" office:value="0.9936">
                <text:p>0.9936</text:p>
              </table:table-cell>
              <table:table-cell office:value-type="float" office:value="0.9942">
                <text:p>0.9942</text:p>
              </table:table-cell>
              <table:table-cell office:value-type="float" office:value="0.9952">
                <text:p>0.9952</text:p>
              </table:table-cell>
              <table:table-cell office:value-type="float" office:value="0.9952">
                <text:p>0.9952</text:p>
              </table:table-cell>
              <table:table-cell office:value-type="float" office:value="0.9957">
                <text:p>0.9957</text:p>
              </table:table-cell>
              <table:table-cell office:value-type="float" office:value="0.9956">
                <text:p>0.9956</text:p>
              </table:table-cell>
              <table:table-cell office:value-type="float" office:value="0.9951">
                <text:p>0.9951</text:p>
              </table:table-cell>
              <table:table-cell office:value-type="float" office:value="0.9951">
                <text:p>0.9951</text:p>
              </table:table-cell>
              <table:table-cell office:value-type="float" office:value="0.9951">
                <text:p>0.9951</text:p>
              </table:table-cell>
              <table:table-cell office:value-type="float" office:value="0.9949">
                <text:p>0.9949</text:p>
              </table:table-cell>
              <table:table-cell office:value-type="float" office:value="0.9947">
                <text:p>0.9947</text:p>
              </table:table-cell>
              <table:table-cell office:value-type="float" office:value="0.9951">
                <text:p>0.99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36">
                <text:p>0.9936</text:p>
              </table:table-cell>
              <table:table-cell office:value-type="float" office:value="0.9939">
                <text:p>0.9939</text:p>
              </table:table-cell>
              <table:table-cell office:value-type="float" office:value="0.995">
                <text:p>0.995</text:p>
              </table:table-cell>
              <table:table-cell office:value-type="float" office:value="0.9934">
                <text:p>0.9934</text:p>
              </table:table-cell>
              <table:table-cell office:value-type="float" office:value="0.9944">
                <text:p>0.9944</text:p>
              </table:table-cell>
              <table:table-cell office:value-type="float" office:value="0.9951">
                <text:p>0.9951</text:p>
              </table:table-cell>
              <table:table-cell office:value-type="float" office:value="0.9955">
                <text:p>0.9955</text:p>
              </table:table-cell>
              <table:table-cell office:value-type="float" office:value="0.9952">
                <text:p>0.9952</text:p>
              </table:table-cell>
              <table:table-cell office:value-type="float" office:value="0.9952">
                <text:p>0.9952</text:p>
              </table:table-cell>
              <table:table-cell office:value-type="float" office:value="0.9953">
                <text:p>0.9953</text:p>
              </table:table-cell>
              <table:table-cell office:value-type="float" office:value="0.9952">
                <text:p>0.9952</text:p>
              </table:table-cell>
              <table:table-cell office:value-type="float" office:value="0.9948">
                <text:p>0.9948</text:p>
              </table:table-cell>
              <table:table-cell office:value-type="float" office:value="0.9951">
                <text:p>0.9951</text:p>
              </table:table-cell>
              <table:table-cell office:value-type="float" office:value="0.9944">
                <text:p>0.9944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35">
                <text:p>0.9935</text:p>
              </table:table-cell>
              <table:table-cell office:value-type="float" office:value="0.9945">
                <text:p>0.9945</text:p>
              </table:table-cell>
              <table:table-cell office:value-type="float" office:value="0.9947">
                <text:p>0.9947</text:p>
              </table:table-cell>
              <table:table-cell office:value-type="float" office:value="0.9933">
                <text:p>0.9933</text:p>
              </table:table-cell>
              <table:table-cell office:value-type="float" office:value="0.9947">
                <text:p>0.9947</text:p>
              </table:table-cell>
              <table:table-cell office:value-type="float" office:value="0.9948">
                <text:p>0.9948</text:p>
              </table:table-cell>
              <table:table-cell office:value-type="float" office:value="0.9954">
                <text:p>0.9954</text:p>
              </table:table-cell>
              <table:table-cell office:value-type="float" office:value="0.9951">
                <text:p>0.9951</text:p>
              </table:table-cell>
              <table:table-cell office:value-type="float" office:value="0.9958">
                <text:p>0.9958</text:p>
              </table:table-cell>
              <table:table-cell office:value-type="float" office:value="0.9954">
                <text:p>0.9954</text:p>
              </table:table-cell>
              <table:table-cell office:value-type="float" office:value="0.995">
                <text:p>0.995</text:p>
              </table:table-cell>
              <table:table-cell office:value-type="float" office:value="0.9956">
                <text:p>0.9956</text:p>
              </table:table-cell>
              <table:table-cell office:value-type="float" office:value="0.9949">
                <text:p>0.9949</text:p>
              </table:table-cell>
              <table:table-cell office:value-type="float" office:value="0.9952">
                <text:p>0.9952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33">
                <text:p>0.9933</text:p>
              </table:table-cell>
              <table:table-cell office:value-type="float" office:value="0.9938">
                <text:p>0.9938</text:p>
              </table:table-cell>
              <table:table-cell office:value-type="float" office:value="0.9949">
                <text:p>0.9949</text:p>
              </table:table-cell>
              <table:table-cell office:value-type="float" office:value="0.9935">
                <text:p>0.9935</text:p>
              </table:table-cell>
              <table:table-cell office:value-type="float" office:value="0.9946">
                <text:p>0.9946</text:p>
              </table:table-cell>
              <table:table-cell office:value-type="float" office:value="0.9952">
                <text:p>0.9952</text:p>
              </table:table-cell>
              <table:table-cell office:value-type="float" office:value="0.9956">
                <text:p>0.9956</text:p>
              </table:table-cell>
              <table:table-cell office:value-type="float" office:value="0.9954">
                <text:p>0.9954</text:p>
              </table:table-cell>
              <table:table-cell office:value-type="float" office:value="0.9951">
                <text:p>0.9951</text:p>
              </table:table-cell>
              <table:table-cell office:value-type="float" office:value="0.995">
                <text:p>0.995</text:p>
              </table:table-cell>
              <table:table-cell office:value-type="float" office:value="0.9951">
                <text:p>0.9951</text:p>
              </table:table-cell>
              <table:table-cell office:value-type="float" office:value="0.996">
                <text:p>0.996</text:p>
              </table:table-cell>
              <table:table-cell office:value-type="float" office:value="0.995">
                <text:p>0.995</text:p>
              </table:table-cell>
              <table:table-cell office:value-type="float" office:value="0.9956">
                <text:p>0.9956</text:p>
              </table:table-cell>
              <table:table-cell office:value-type="float" office:value="0.9951">
                <text:p>0.99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38">
                <text:p>0.9938</text:p>
              </table:table-cell>
              <table:table-cell office:value-type="float" office:value="0.994">
                <text:p>0.994</text:p>
              </table:table-cell>
              <table:table-cell office:value-type="float" office:value="0.9947">
                <text:p>0.9947</text:p>
              </table:table-cell>
              <table:table-cell office:value-type="float" office:value="0.9936">
                <text:p>0.9936</text:p>
              </table:table-cell>
              <table:table-cell office:value-type="float" office:value="0.9947">
                <text:p>0.9947</text:p>
              </table:table-cell>
              <table:table-cell office:value-type="float" office:value="0.9951">
                <text:p>0.9951</text:p>
              </table:table-cell>
              <table:table-cell office:value-type="float" office:value="0.9951">
                <text:p>0.9951</text:p>
              </table:table-cell>
              <table:table-cell office:value-type="float" office:value="0.9958">
                <text:p>0.9958</text:p>
              </table:table-cell>
              <table:table-cell office:value-type="float" office:value="0.9954">
                <text:p>0.9954</text:p>
              </table:table-cell>
              <table:table-cell office:value-type="float" office:value="0.9955">
                <text:p>0.9955</text:p>
              </table:table-cell>
              <table:table-cell office:value-type="float" office:value="0.9952">
                <text:p>0.9952</text:p>
              </table:table-cell>
              <table:table-cell office:value-type="float" office:value="0.9959">
                <text:p>0.9959</text:p>
              </table:table-cell>
              <table:table-cell office:value-type="float" office:value="0.9944">
                <text:p>0.9944</text:p>
              </table:table-cell>
              <table:table-cell office:value-type="float" office:value="0.9953">
                <text:p>0.9953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38">
                <text:p>0.9938</text:p>
              </table:table-cell>
              <table:table-cell office:value-type="float" office:value="0.9939">
                <text:p>0.9939</text:p>
              </table:table-cell>
              <table:table-cell office:value-type="float" office:value="0.9948">
                <text:p>0.9948</text:p>
              </table:table-cell>
              <table:table-cell office:value-type="float" office:value="0.9935">
                <text:p>0.9935</text:p>
              </table:table-cell>
              <table:table-cell office:value-type="float" office:value="0.9947">
                <text:p>0.9947</text:p>
              </table:table-cell>
              <table:table-cell office:value-type="float" office:value="0.9953">
                <text:p>0.9953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55">
                <text:p>0.9955</text:p>
              </table:table-cell>
              <table:table-cell office:value-type="float" office:value="0.9956">
                <text:p>0.9956</text:p>
              </table:table-cell>
              <table:table-cell office:value-type="float" office:value="0.9951">
                <text:p>0.9951</text:p>
              </table:table-cell>
              <table:table-cell office:value-type="float" office:value="0.9957">
                <text:p>0.9957</text:p>
              </table:table-cell>
              <table:table-cell office:value-type="float" office:value="0.9948">
                <text:p>0.9948</text:p>
              </table:table-cell>
              <table:table-cell office:value-type="float" office:value="0.9955">
                <text:p>0.9955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35">
                <text:p>0.9935</text:p>
              </table:table-cell>
              <table:table-cell office:value-type="float" office:value="0.9939">
                <text:p>0.9939</text:p>
              </table:table-cell>
              <table:table-cell office:value-type="float" office:value="0.9946">
                <text:p>0.9946</text:p>
              </table:table-cell>
              <table:table-cell office:value-type="float" office:value="0.9936">
                <text:p>0.9936</text:p>
              </table:table-cell>
              <table:table-cell office:value-type="float" office:value="0.9947">
                <text:p>0.9947</text:p>
              </table:table-cell>
              <table:table-cell office:value-type="float" office:value="0.9949">
                <text:p>0.9949</text:p>
              </table:table-cell>
              <table:table-cell office:value-type="float" office:value="0.9956">
                <text:p>0.9956</text:p>
              </table:table-cell>
              <table:table-cell office:value-type="float" office:value="0.9954">
                <text:p>0.9954</text:p>
              </table:table-cell>
              <table:table-cell office:value-type="float" office:value="0.9959">
                <text:p>0.9959</text:p>
              </table:table-cell>
              <table:table-cell office:value-type="float" office:value="0.9957">
                <text:p>0.9957</text:p>
              </table:table-cell>
              <table:table-cell office:value-type="float" office:value="0.9951">
                <text:p>0.9951</text:p>
              </table:table-cell>
              <table:table-cell office:value-type="float" office:value="0.9961">
                <text:p>0.9961</text:p>
              </table:table-cell>
              <table:table-cell office:value-type="float" office:value="0.9955">
                <text:p>0.9955</text:p>
              </table:table-cell>
              <table:table-cell office:value-type="float" office:value="0.9958">
                <text:p>0.9958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36">
                <text:p>0.9936</text:p>
              </table:table-cell>
              <table:table-cell office:value-type="float" office:value="0.9941">
                <text:p>0.9941</text:p>
              </table:table-cell>
              <table:table-cell office:value-type="float" office:value="0.9947">
                <text:p>0.9947</text:p>
              </table:table-cell>
              <table:table-cell office:value-type="float" office:value="0.9936">
                <text:p>0.9936</text:p>
              </table:table-cell>
              <table:table-cell office:value-type="float" office:value="0.9947">
                <text:p>0.9947</text:p>
              </table:table-cell>
              <table:table-cell office:value-type="float" office:value="0.9951">
                <text:p>0.9951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59">
                <text:p>0.9959</text:p>
              </table:table-cell>
              <table:table-cell office:value-type="float" office:value="0.9958">
                <text:p>0.9958</text:p>
              </table:table-cell>
              <table:table-cell office:value-type="float" office:value="0.9953">
                <text:p>0.9953</text:p>
              </table:table-cell>
              <table:table-cell office:value-type="float" office:value="0.9962">
                <text:p>0.9962</text:p>
              </table:table-cell>
              <table:table-cell office:value-type="float" office:value="0.9949">
                <text:p>0.9949</text:p>
              </table:table-cell>
              <table:table-cell office:value-type="float" office:value="0.9954">
                <text:p>0.9954</text:p>
              </table:table-cell>
              <table:table-cell office:value-type="float" office:value="0.9956">
                <text:p>0.9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38">
                <text:p>0.9938</text:p>
              </table:table-cell>
              <table:table-cell office:value-type="float" office:value="0.9944">
                <text:p>0.9944</text:p>
              </table:table-cell>
              <table:table-cell office:value-type="float" office:value="0.9948">
                <text:p>0.9948</text:p>
              </table:table-cell>
              <table:table-cell office:value-type="float" office:value="0.9936">
                <text:p>0.9936</text:p>
              </table:table-cell>
              <table:table-cell office:value-type="float" office:value="0.9947">
                <text:p>0.9947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53">
                <text:p>0.9953</text:p>
              </table:table-cell>
              <table:table-cell office:value-type="float" office:value="0.9953">
                <text:p>0.9953</text:p>
              </table:table-cell>
              <table:table-cell office:value-type="float" office:value="0.9949">
                <text:p>0.9949</text:p>
              </table:table-cell>
              <table:table-cell office:value-type="float" office:value="0.9951">
                <text:p>0.9951</text:p>
              </table:table-cell>
              <table:table-cell office:value-type="float" office:value="0.9961">
                <text:p>0.9961</text:p>
              </table:table-cell>
              <table:table-cell office:value-type="float" office:value="0.9951">
                <text:p>0.9951</text:p>
              </table:table-cell>
              <table:table-cell office:value-type="float" office:value="0.9957">
                <text:p>0.9957</text:p>
              </table:table-cell>
              <table:table-cell office:value-type="float" office:value="0.9957">
                <text:p>0.9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37">
                <text:p>0.9937</text:p>
              </table:table-cell>
              <table:table-cell office:value-type="float" office:value="0.9946">
                <text:p>0.9946</text:p>
              </table:table-cell>
              <table:table-cell office:value-type="float" office:value="0.9949">
                <text:p>0.9949</text:p>
              </table:table-cell>
              <table:table-cell office:value-type="float" office:value="0.9936">
                <text:p>0.9936</text:p>
              </table:table-cell>
              <table:table-cell office:value-type="float" office:value="0.9945">
                <text:p>0.9945</text:p>
              </table:table-cell>
              <table:table-cell office:value-type="float" office:value="0.9951">
                <text:p>0.9951</text:p>
              </table:table-cell>
              <table:table-cell office:value-type="float" office:value="0.9959">
                <text:p>0.9959</text:p>
              </table:table-cell>
              <table:table-cell office:value-type="float" office:value="0.9953">
                <text:p>0.9953</text:p>
              </table:table-cell>
              <table:table-cell office:value-type="float" office:value="0.996">
                <text:p>0.996</text:p>
              </table:table-cell>
              <table:table-cell office:value-type="float" office:value="0.9957">
                <text:p>0.9957</text:p>
              </table:table-cell>
              <table:table-cell office:value-type="float" office:value="0.9954">
                <text:p>0.9954</text:p>
              </table:table-cell>
              <table:table-cell office:value-type="float" office:value="0.9959">
                <text:p>0.9959</text:p>
              </table:table-cell>
              <table:table-cell office:value-type="float" office:value="0.9956">
                <text:p>0.9956</text:p>
              </table:table-cell>
              <table:table-cell office:value-type="float" office:value="0.9955">
                <text:p>0.9955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38">
                <text:p>0.9938</text:p>
              </table:table-cell>
              <table:table-cell office:value-type="float" office:value="0.9946">
                <text:p>0.9946</text:p>
              </table:table-cell>
              <table:table-cell office:value-type="float" office:value="0.995">
                <text:p>0.995</text:p>
              </table:table-cell>
              <table:table-cell office:value-type="float" office:value="0.9936">
                <text:p>0.9936</text:p>
              </table:table-cell>
              <table:table-cell office:value-type="float" office:value="0.9947">
                <text:p>0.9947</text:p>
              </table:table-cell>
              <table:table-cell office:value-type="float" office:value="0.9956">
                <text:p>0.9956</text:p>
              </table:table-cell>
              <table:table-cell office:value-type="float" office:value="0.9952">
                <text:p>0.9952</text:p>
              </table:table-cell>
              <table:table-cell office:value-type="float" office:value="0.9954">
                <text:p>0.9954</text:p>
              </table:table-cell>
              <table:table-cell office:value-type="float" office:value="0.9957">
                <text:p>0.9957</text:p>
              </table:table-cell>
              <table:table-cell office:value-type="float" office:value="0.9956">
                <text:p>0.9956</text:p>
              </table:table-cell>
              <table:table-cell office:value-type="float" office:value="0.9955">
                <text:p>0.9955</text:p>
              </table:table-cell>
              <table:table-cell office:value-type="float" office:value="0.996">
                <text:p>0.996</text:p>
              </table:table-cell>
              <table:table-cell office:value-type="float" office:value="0.9953">
                <text:p>0.9953</text:p>
              </table:table-cell>
              <table:table-cell office:value-type="float" office:value="0.9952">
                <text:p>0.9952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35">
                <text:p>0.9935</text:p>
              </table:table-cell>
              <table:table-cell office:value-type="float" office:value="0.994">
                <text:p>0.994</text:p>
              </table:table-cell>
              <table:table-cell office:value-type="float" office:value="0.9948">
                <text:p>0.9948</text:p>
              </table:table-cell>
              <table:table-cell office:value-type="float" office:value="0.9936">
                <text:p>0.9936</text:p>
              </table:table-cell>
              <table:table-cell office:value-type="float" office:value="0.9947">
                <text:p>0.9947</text:p>
              </table:table-cell>
              <table:table-cell office:value-type="float" office:value="0.9952">
                <text:p>0.9952</text:p>
              </table:table-cell>
              <table:table-cell office:value-type="float" office:value="0.9958">
                <text:p>0.9958</text:p>
              </table:table-cell>
              <table:table-cell office:value-type="float" office:value="0.9954">
                <text:p>0.9954</text:p>
              </table:table-cell>
              <table:table-cell office:value-type="float" office:value="0.9961">
                <text:p>0.9961</text:p>
              </table:table-cell>
              <table:table-cell office:value-type="float" office:value="0.9957">
                <text:p>0.9957</text:p>
              </table:table-cell>
              <table:table-cell office:value-type="float" office:value="0.9955">
                <text:p>0.9955</text:p>
              </table:table-cell>
              <table:table-cell office:value-type="float" office:value="0.9961">
                <text:p>0.9961</text:p>
              </table:table-cell>
              <table:table-cell office:value-type="float" office:value="0.9954">
                <text:p>0.9954</text:p>
              </table:table-cell>
              <table:table-cell office:value-type="float" office:value="0.995">
                <text:p>0.995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36">
                <text:p>0.9936</text:p>
              </table:table-cell>
              <table:table-cell office:value-type="float" office:value="0.994">
                <text:p>0.994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7">
                <text:p>0.9947</text:p>
              </table:table-cell>
              <table:table-cell office:value-type="float" office:value="0.9952">
                <text:p>0.9952</text:p>
              </table:table-cell>
              <table:table-cell office:value-type="float" office:value="0.9958">
                <text:p>0.9958</text:p>
              </table:table-cell>
              <table:table-cell office:value-type="float" office:value="0.9958">
                <text:p>0.9958</text:p>
              </table:table-cell>
              <table:table-cell office:value-type="float" office:value="0.9956">
                <text:p>0.9956</text:p>
              </table:table-cell>
              <table:table-cell office:value-type="float" office:value="0.9954">
                <text:p>0.9954</text:p>
              </table:table-cell>
              <table:table-cell office:value-type="float" office:value="0.9958">
                <text:p>0.9958</text:p>
              </table:table-cell>
              <table:table-cell office:value-type="float" office:value="0.9963">
                <text:p>0.9963</text:p>
              </table:table-cell>
              <table:table-cell office:value-type="float" office:value="0.9947">
                <text:p>0.9947</text:p>
              </table:table-cell>
              <table:table-cell office:value-type="float" office:value="0.9953">
                <text:p>0.9953</text:p>
              </table:table-cell>
              <table:table-cell office:value-type="float" office:value="0.9957">
                <text:p>0.99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38">
                <text:p>0.9938</text:p>
              </table:table-cell>
              <table:table-cell office:value-type="float" office:value="0.9945">
                <text:p>0.9945</text:p>
              </table:table-cell>
              <table:table-cell office:value-type="float" office:value="0.9952">
                <text:p>0.9952</text:p>
              </table:table-cell>
              <table:table-cell office:value-type="float" office:value="0.9936">
                <text:p>0.9936</text:p>
              </table:table-cell>
              <table:table-cell office:value-type="float" office:value="0.9946">
                <text:p>0.9946</text:p>
              </table:table-cell>
              <table:table-cell office:value-type="float" office:value="0.9952">
                <text:p>0.9952</text:p>
              </table:table-cell>
              <table:table-cell office:value-type="float" office:value="0.9959">
                <text:p>0.9959</text:p>
              </table:table-cell>
              <table:table-cell office:value-type="float" office:value="0.9959">
                <text:p>0.9959</text:p>
              </table:table-cell>
              <table:table-cell office:value-type="float" office:value="0.9962">
                <text:p>0.9962</text:p>
              </table:table-cell>
              <table:table-cell office:value-type="float" office:value="0.9955">
                <text:p>0.9955</text:p>
              </table:table-cell>
              <table:table-cell office:value-type="float" office:value="0.9957">
                <text:p>0.9957</text:p>
              </table:table-cell>
              <table:table-cell office:value-type="float" office:value="0.9962">
                <text:p>0.9962</text:p>
              </table:table-cell>
              <table:table-cell office:value-type="float" office:value="0.9952">
                <text:p>0.9952</text:p>
              </table:table-cell>
              <table:table-cell office:value-type="float" office:value="0.9958">
                <text:p>0.9958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37">
                <text:p>0.9937</text:p>
              </table:table-cell>
              <table:table-cell office:value-type="float" office:value="0.994">
                <text:p>0.994</text:p>
              </table:table-cell>
              <table:table-cell office:value-type="float" office:value="0.9952">
                <text:p>0.9952</text:p>
              </table:table-cell>
              <table:table-cell office:value-type="float" office:value="0.9936">
                <text:p>0.9936</text:p>
              </table:table-cell>
              <table:table-cell office:value-type="float" office:value="0.9947">
                <text:p>0.9947</text:p>
              </table:table-cell>
              <table:table-cell office:value-type="float" office:value="0.9952">
                <text:p>0.9952</text:p>
              </table:table-cell>
              <table:table-cell office:value-type="float" office:value="0.9957">
                <text:p>0.9957</text:p>
              </table:table-cell>
              <table:table-cell office:value-type="float" office:value="0.996">
                <text:p>0.996</text:p>
              </table:table-cell>
              <table:table-cell office:value-type="float" office:value="0.996">
                <text:p>0.996</text:p>
              </table:table-cell>
              <table:table-cell office:value-type="float" office:value="0.9957">
                <text:p>0.9957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54">
                <text:p>0.9954</text:p>
              </table:table-cell>
              <table:table-cell office:value-type="float" office:value="0.9958">
                <text:p>0.9958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38">
                <text:p>0.9938</text:p>
              </table:table-cell>
              <table:table-cell office:value-type="float" office:value="0.9941">
                <text:p>0.9941</text:p>
              </table:table-cell>
              <table:table-cell office:value-type="float" office:value="0.995">
                <text:p>0.995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4">
                <text:p>0.9954</text:p>
              </table:table-cell>
              <table:table-cell office:value-type="float" office:value="0.9957">
                <text:p>0.9957</text:p>
              </table:table-cell>
              <table:table-cell office:value-type="float" office:value="0.996">
                <text:p>0.996</text:p>
              </table:table-cell>
              <table:table-cell office:value-type="float" office:value="0.9962">
                <text:p>0.9962</text:p>
              </table:table-cell>
              <table:table-cell office:value-type="float" office:value="0.996">
                <text:p>0.996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53">
                <text:p>0.9953</text:p>
              </table:table-cell>
              <table:table-cell office:value-type="float" office:value="0.9957">
                <text:p>0.9957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37">
                <text:p>0.9937</text:p>
              </table:table-cell>
              <table:table-cell office:value-type="float" office:value="0.9945">
                <text:p>0.9945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2">
                <text:p>0.9952</text:p>
              </table:table-cell>
              <table:table-cell office:value-type="float" office:value="0.9954">
                <text:p>0.9954</text:p>
              </table:table-cell>
              <table:table-cell office:value-type="float" office:value="0.9959">
                <text:p>0.9959</text:p>
              </table:table-cell>
              <table:table-cell office:value-type="float" office:value="0.9957">
                <text:p>0.9957</text:p>
              </table:table-cell>
              <table:table-cell office:value-type="float" office:value="0.9957">
                <text:p>0.9957</text:p>
              </table:table-cell>
              <table:table-cell office:value-type="float" office:value="0.9958">
                <text:p>0.9958</text:p>
              </table:table-cell>
              <table:table-cell office:value-type="float" office:value="0.9963">
                <text:p>0.9963</text:p>
              </table:table-cell>
              <table:table-cell office:value-type="float" office:value="0.9956">
                <text:p>0.9956</text:p>
              </table:table-cell>
              <table:table-cell office:value-type="float" office:value="0.9954">
                <text:p>0.9954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38">
                <text:p>0.9938</text:p>
              </table:table-cell>
              <table:table-cell office:value-type="float" office:value="0.9942">
                <text:p>0.9942</text:p>
              </table:table-cell>
              <table:table-cell office:value-type="float" office:value="0.995">
                <text:p>0.995</text:p>
              </table:table-cell>
              <table:table-cell office:value-type="float" office:value="0.9936">
                <text:p>0.9936</text:p>
              </table:table-cell>
              <table:table-cell office:value-type="float" office:value="0.9947">
                <text:p>0.9947</text:p>
              </table:table-cell>
              <table:table-cell office:value-type="float" office:value="0.9954">
                <text:p>0.9954</text:p>
              </table:table-cell>
              <table:table-cell office:value-type="float" office:value="0.9955">
                <text:p>0.9955</text:p>
              </table:table-cell>
              <table:table-cell office:value-type="float" office:value="0.9961">
                <text:p>0.9961</text:p>
              </table:table-cell>
              <table:table-cell office:value-type="float" office:value="0.9961">
                <text:p>0.9961</text:p>
              </table:table-cell>
              <table:table-cell office:value-type="float" office:value="0.9963">
                <text:p>0.9963</text:p>
              </table:table-cell>
              <table:table-cell office:value-type="float" office:value="0.9949">
                <text:p>0.9949</text:p>
              </table:table-cell>
              <table:table-cell office:value-type="float" office:value="0.9963">
                <text:p>0.9963</text:p>
              </table:table-cell>
              <table:table-cell office:value-type="float" office:value="0.9959">
                <text:p>0.9959</text:p>
              </table:table-cell>
              <table:table-cell office:value-type="float" office:value="0.9958">
                <text:p>0.9958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37">
                <text:p>0.9937</text:p>
              </table:table-cell>
              <table:table-cell office:value-type="float" office:value="0.9942">
                <text:p>0.9942</text:p>
              </table:table-cell>
              <table:table-cell office:value-type="float" office:value="0.9953">
                <text:p>0.9953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4">
                <text:p>0.9954</text:p>
              </table:table-cell>
              <table:table-cell office:value-type="float" office:value="0.9956">
                <text:p>0.9956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62">
                <text:p>0.9962</text:p>
              </table:table-cell>
              <table:table-cell office:value-type="float" office:value="0.9948">
                <text:p>0.9948</text:p>
              </table:table-cell>
              <table:table-cell office:value-type="float" office:value="0.9963">
                <text:p>0.9963</text:p>
              </table:table-cell>
              <table:table-cell office:value-type="float" office:value="0.9953">
                <text:p>0.9953</text:p>
              </table:table-cell>
              <table:table-cell office:value-type="float" office:value="0.9958">
                <text:p>0.9958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39">
                <text:p>0.9939</text:p>
              </table:table-cell>
              <table:table-cell office:value-type="float" office:value="0.9944">
                <text:p>0.9944</text:p>
              </table:table-cell>
              <table:table-cell office:value-type="float" office:value="0.995">
                <text:p>0.995</text:p>
              </table:table-cell>
              <table:table-cell office:value-type="float" office:value="0.9936">
                <text:p>0.9936</text:p>
              </table:table-cell>
              <table:table-cell office:value-type="float" office:value="0.9947">
                <text:p>0.9947</text:p>
              </table:table-cell>
              <table:table-cell office:value-type="float" office:value="0.9951">
                <text:p>0.9951</text:p>
              </table:table-cell>
              <table:table-cell office:value-type="float" office:value="0.9954">
                <text:p>0.9954</text:p>
              </table:table-cell>
              <table:table-cell office:value-type="float" office:value="0.9961">
                <text:p>0.9961</text:p>
              </table:table-cell>
              <table:table-cell office:value-type="float" office:value="0.9954">
                <text:p>0.9954</text:p>
              </table:table-cell>
              <table:table-cell office:value-type="float" office:value="0.996">
                <text:p>0.996</text:p>
              </table:table-cell>
              <table:table-cell office:value-type="float" office:value="0.9956">
                <text:p>0.9956</text:p>
              </table:table-cell>
              <table:table-cell office:value-type="float" office:value="0.9962">
                <text:p>0.9962</text:p>
              </table:table-cell>
              <table:table-cell office:value-type="float" office:value="0.9952">
                <text:p>0.9952</text:p>
              </table:table-cell>
              <table:table-cell office:value-type="float" office:value="0.9961">
                <text:p>0.9961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39">
                <text:p>0.9939</text:p>
              </table:table-cell>
              <table:table-cell office:value-type="float" office:value="0.9941">
                <text:p>0.9941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5">
                <text:p>0.9955</text:p>
              </table:table-cell>
              <table:table-cell office:value-type="float" office:value="0.9955">
                <text:p>0.9955</text:p>
              </table:table-cell>
              <table:table-cell office:value-type="float" office:value="0.996">
                <text:p>0.996</text:p>
              </table:table-cell>
              <table:table-cell office:value-type="float" office:value="0.9962">
                <text:p>0.9962</text:p>
              </table:table-cell>
              <table:table-cell office:value-type="float" office:value="0.9963">
                <text:p>0.9963</text:p>
              </table:table-cell>
              <table:table-cell office:value-type="float" office:value="0.9958">
                <text:p>0.9958</text:p>
              </table:table-cell>
              <table:table-cell office:value-type="float" office:value="0.996">
                <text:p>0.996</text:p>
              </table:table-cell>
              <table:table-cell office:value-type="float" office:value="0.9958">
                <text:p>0.9958</text:p>
              </table:table-cell>
              <table:table-cell office:value-type="float" office:value="0.9964">
                <text:p>0.9964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37">
                <text:p>0.9937</text:p>
              </table:table-cell>
              <table:table-cell office:value-type="float" office:value="0.9947">
                <text:p>0.9947</text:p>
              </table:table-cell>
              <table:table-cell office:value-type="float" office:value="0.9949">
                <text:p>0.9949</text:p>
              </table:table-cell>
              <table:table-cell office:value-type="float" office:value="0.9936">
                <text:p>0.9936</text:p>
              </table:table-cell>
              <table:table-cell office:value-type="float" office:value="0.9947">
                <text:p>0.9947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">
                <text:p>0.996</text:p>
              </table:table-cell>
              <table:table-cell office:value-type="float" office:value="0.9961">
                <text:p>0.9961</text:p>
              </table:table-cell>
              <table:table-cell office:value-type="float" office:value="0.9963">
                <text:p>0.9963</text:p>
              </table:table-cell>
              <table:table-cell office:value-type="float" office:value="0.9951">
                <text:p>0.9951</text:p>
              </table:table-cell>
              <table:table-cell office:value-type="float" office:value="0.9964">
                <text:p>0.9964</text:p>
              </table:table-cell>
              <table:table-cell office:value-type="float" office:value="0.9956">
                <text:p>0.9956</text:p>
              </table:table-cell>
              <table:table-cell office:value-type="float" office:value="0.9955">
                <text:p>0.9955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38">
                <text:p>0.9938</text:p>
              </table:table-cell>
              <table:table-cell office:value-type="float" office:value="0.9942">
                <text:p>0.9942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4">
                <text:p>0.9954</text:p>
              </table:table-cell>
              <table:table-cell office:value-type="float" office:value="0.9956">
                <text:p>0.9956</text:p>
              </table:table-cell>
              <table:table-cell office:value-type="float" office:value="0.996">
                <text:p>0.996</text:p>
              </table:table-cell>
              <table:table-cell office:value-type="float" office:value="0.9962">
                <text:p>0.9962</text:p>
              </table:table-cell>
              <table:table-cell office:value-type="float" office:value="0.9962">
                <text:p>0.9962</text:p>
              </table:table-cell>
              <table:table-cell office:value-type="float" office:value="0.9951">
                <text:p>0.9951</text:p>
              </table:table-cell>
              <table:table-cell office:value-type="float" office:value="0.9961">
                <text:p>0.9961</text:p>
              </table:table-cell>
              <table:table-cell office:value-type="float" office:value="0.9959">
                <text:p>0.9959</text:p>
              </table:table-cell>
              <table:table-cell office:value-type="float" office:value="0.9954">
                <text:p>0.9954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8">
                <text:p>0.9958</text:p>
              </table:table-cell>
              <table:table-cell office:value-type="float" office:value="0.9961">
                <text:p>0.9961</text:p>
              </table:table-cell>
              <table:table-cell office:value-type="float" office:value="0.9961">
                <text:p>0.9961</text:p>
              </table:table-cell>
              <table:table-cell office:value-type="float" office:value="0.996">
                <text:p>0.996</text:p>
              </table:table-cell>
              <table:table-cell office:value-type="float" office:value="0.996">
                <text:p>0.996</text:p>
              </table:table-cell>
              <table:table-cell office:value-type="float" office:value="0.9961">
                <text:p>0.9961</text:p>
              </table:table-cell>
              <table:table-cell office:value-type="float" office:value="0.9953">
                <text:p>0.9953</text:p>
              </table:table-cell>
              <table:table-cell office:value-type="float" office:value="0.9962">
                <text:p>0.9962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35">
                <text:p>0.9935</text:p>
              </table:table-cell>
              <table:table-cell office:value-type="float" office:value="0.9944">
                <text:p>0.9944</text:p>
              </table:table-cell>
              <table:table-cell office:value-type="float" office:value="0.9949">
                <text:p>0.9949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2">
                <text:p>0.9952</text:p>
              </table:table-cell>
              <table:table-cell office:value-type="float" office:value="0.9957">
                <text:p>0.9957</text:p>
              </table:table-cell>
              <table:table-cell office:value-type="float" office:value="0.9959">
                <text:p>0.9959</text:p>
              </table:table-cell>
              <table:table-cell office:value-type="float" office:value="0.9959">
                <text:p>0.9959</text:p>
              </table:table-cell>
              <table:table-cell office:value-type="float" office:value="0.9958">
                <text:p>0.9958</text:p>
              </table:table-cell>
              <table:table-cell office:value-type="float" office:value="0.9958">
                <text:p>0.9958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48">
                <text:p>0.9948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38">
                <text:p>0.9938</text:p>
              </table:table-cell>
              <table:table-cell office:value-type="float" office:value="0.9942">
                <text:p>0.9942</text:p>
              </table:table-cell>
              <table:table-cell office:value-type="float" office:value="0.9952">
                <text:p>0.9952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9">
                <text:p>0.9959</text:p>
              </table:table-cell>
              <table:table-cell office:value-type="float" office:value="0.9963">
                <text:p>0.9963</text:p>
              </table:table-cell>
              <table:table-cell office:value-type="float" office:value="0.9961">
                <text:p>0.9961</text:p>
              </table:table-cell>
              <table:table-cell office:value-type="float" office:value="0.9959">
                <text:p>0.9959</text:p>
              </table:table-cell>
              <table:table-cell office:value-type="float" office:value="0.9957">
                <text:p>0.9957</text:p>
              </table:table-cell>
              <table:table-cell office:value-type="float" office:value="0.9963">
                <text:p>0.9963</text:p>
              </table:table-cell>
              <table:table-cell office:value-type="float" office:value="0.9956">
                <text:p>0.9956</text:p>
              </table:table-cell>
              <table:table-cell office:value-type="float" office:value="0.9958">
                <text:p>0.9958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2">
                <text:p>0.9952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  <table:table-cell office:value-type="float" office:value="0.9962">
                <text:p>0.9962</text:p>
              </table:table-cell>
              <table:table-cell office:value-type="float" office:value="0.9957">
                <text:p>0.9957</text:p>
              </table:table-cell>
              <table:table-cell office:value-type="float" office:value="0.9963">
                <text:p>0.9963</text:p>
              </table:table-cell>
              <table:table-cell office:value-type="float" office:value="0.9957">
                <text:p>0.9957</text:p>
              </table:table-cell>
              <table:table-cell office:value-type="float" office:value="0.9955">
                <text:p>0.9955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58">
                <text:p>0.9958</text:p>
              </table:table-cell>
              <table:table-cell office:value-type="float" office:value="0.9961">
                <text:p>0.9961</text:p>
              </table:table-cell>
              <table:table-cell office:value-type="float" office:value="0.9961">
                <text:p>0.9961</text:p>
              </table:table-cell>
              <table:table-cell office:value-type="float" office:value="0.9954">
                <text:p>0.9954</text:p>
              </table:table-cell>
              <table:table-cell office:value-type="float" office:value="0.9964">
                <text:p>0.9964</text:p>
              </table:table-cell>
              <table:table-cell office:value-type="float" office:value="0.9954">
                <text:p>0.9954</text:p>
              </table:table-cell>
              <table:table-cell office:value-type="float" office:value="0.9961">
                <text:p>0.9961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38">
                <text:p>0.9938</text:p>
              </table:table-cell>
              <table:table-cell office:value-type="float" office:value="0.9943">
                <text:p>0.9943</text:p>
              </table:table-cell>
              <table:table-cell office:value-type="float" office:value="0.995">
                <text:p>0.995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8">
                <text:p>0.9958</text:p>
              </table:table-cell>
              <table:table-cell office:value-type="float" office:value="0.9957">
                <text:p>0.9957</text:p>
              </table:table-cell>
              <table:table-cell office:value-type="float" office:value="0.9952">
                <text:p>0.9952</text:p>
              </table:table-cell>
              <table:table-cell office:value-type="float" office:value="0.9959">
                <text:p>0.9959</text:p>
              </table:table-cell>
              <table:table-cell office:value-type="float" office:value="0.9958">
                <text:p>0.9958</text:p>
              </table:table-cell>
              <table:table-cell office:value-type="float" office:value="0.9959">
                <text:p>0.9959</text:p>
              </table:table-cell>
              <table:table-cell office:value-type="float" office:value="0.9959">
                <text:p>0.9959</text:p>
              </table:table-cell>
              <table:table-cell office:value-type="float" office:value="0.9961">
                <text:p>0.9961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35">
                <text:p>0.9935</text:p>
              </table:table-cell>
              <table:table-cell office:value-type="float" office:value="0.9942">
                <text:p>0.9942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7">
                <text:p>0.9957</text:p>
              </table:table-cell>
              <table:table-cell office:value-type="float" office:value="0.9958">
                <text:p>0.9958</text:p>
              </table:table-cell>
              <table:table-cell office:value-type="float" office:value="0.9964">
                <text:p>0.9964</text:p>
              </table:table-cell>
              <table:table-cell office:value-type="float" office:value="0.9963">
                <text:p>0.9963</text:p>
              </table:table-cell>
              <table:table-cell office:value-type="float" office:value="0.9955">
                <text:p>0.9955</text:p>
              </table:table-cell>
              <table:table-cell office:value-type="float" office:value="0.9963">
                <text:p>0.9963</text:p>
              </table:table-cell>
              <table:table-cell office:value-type="float" office:value="0.9958">
                <text:p>0.9958</text:p>
              </table:table-cell>
              <table:table-cell office:value-type="float" office:value="0.996">
                <text:p>0.996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38">
                <text:p>0.9938</text:p>
              </table:table-cell>
              <table:table-cell office:value-type="float" office:value="0.9945">
                <text:p>0.9945</text:p>
              </table:table-cell>
              <table:table-cell office:value-type="float" office:value="0.9952">
                <text:p>0.9952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56">
                <text:p>0.9956</text:p>
              </table:table-cell>
              <table:table-cell office:value-type="float" office:value="0.9959">
                <text:p>0.9959</text:p>
              </table:table-cell>
              <table:table-cell office:value-type="float" office:value="0.996">
                <text:p>0.996</text:p>
              </table:table-cell>
              <table:table-cell office:value-type="float" office:value="0.9954">
                <text:p>0.9954</text:p>
              </table:table-cell>
              <table:table-cell office:value-type="float" office:value="0.9962">
                <text:p>0.9962</text:p>
              </table:table-cell>
              <table:table-cell office:value-type="float" office:value="0.996">
                <text:p>0.996</text:p>
              </table:table-cell>
              <table:table-cell office:value-type="float" office:value="0.9957">
                <text:p>0.9957</text:p>
              </table:table-cell>
              <table:table-cell office:value-type="float" office:value="0.9964">
                <text:p>0.99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35">
                <text:p>0.9935</text:p>
              </table:table-cell>
              <table:table-cell office:value-type="float" office:value="0.9941">
                <text:p>0.9941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7">
                <text:p>0.9957</text:p>
              </table:table-cell>
              <table:table-cell office:value-type="float" office:value="0.996">
                <text:p>0.996</text:p>
              </table:table-cell>
              <table:table-cell office:value-type="float" office:value="0.996">
                <text:p>0.996</text:p>
              </table:table-cell>
              <table:table-cell office:value-type="float" office:value="0.9963">
                <text:p>0.9963</text:p>
              </table:table-cell>
              <table:table-cell office:value-type="float" office:value="0.9954">
                <text:p>0.9954</text:p>
              </table:table-cell>
              <table:table-cell office:value-type="float" office:value="0.9962">
                <text:p>0.9962</text:p>
              </table:table-cell>
              <table:table-cell office:value-type="float" office:value="0.9955">
                <text:p>0.9955</text:p>
              </table:table-cell>
              <table:table-cell office:value-type="float" office:value="0.9962">
                <text:p>0.9962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37">
                <text:p>0.9937</text:p>
              </table:table-cell>
              <table:table-cell office:value-type="float" office:value="0.9946">
                <text:p>0.9946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5">
                <text:p>0.9965</text:p>
              </table:table-cell>
              <table:table-cell office:value-type="float" office:value="0.9962">
                <text:p>0.9962</text:p>
              </table:table-cell>
              <table:table-cell office:value-type="float" office:value="0.9959">
                <text:p>0.9959</text:p>
              </table:table-cell>
              <table:table-cell office:value-type="float" office:value="0.9953">
                <text:p>0.9953</text:p>
              </table:table-cell>
              <table:table-cell office:value-type="float" office:value="0.9963">
                <text:p>0.9963</text:p>
              </table:table-cell>
              <table:table-cell office:value-type="float" office:value="0.9954">
                <text:p>0.9954</text:p>
              </table:table-cell>
              <table:table-cell office:value-type="float" office:value="0.996">
                <text:p>0.996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36">
                <text:p>0.9936</text:p>
              </table:table-cell>
              <table:table-cell office:value-type="float" office:value="0.9941">
                <text:p>0.9941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7">
                <text:p>0.9957</text:p>
              </table:table-cell>
              <table:table-cell office:value-type="float" office:value="0.9962">
                <text:p>0.9962</text:p>
              </table:table-cell>
              <table:table-cell office:value-type="float" office:value="0.9962">
                <text:p>0.9962</text:p>
              </table:table-cell>
              <table:table-cell office:value-type="float" office:value="0.9963">
                <text:p>0.9963</text:p>
              </table:table-cell>
              <table:table-cell office:value-type="float" office:value="0.9958">
                <text:p>0.9958</text:p>
              </table:table-cell>
              <table:table-cell office:value-type="float" office:value="0.996">
                <text:p>0.996</text:p>
              </table:table-cell>
              <table:table-cell office:value-type="float" office:value="0.9951">
                <text:p>0.9951</text:p>
              </table:table-cell>
              <table:table-cell office:value-type="float" office:value="0.9959">
                <text:p>0.9959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37">
                <text:p>0.9937</text:p>
              </table:table-cell>
              <table:table-cell office:value-type="float" office:value="0.9942">
                <text:p>0.9942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7">
                <text:p>0.9957</text:p>
              </table:table-cell>
              <table:table-cell office:value-type="float" office:value="0.9966">
                <text:p>0.9966</text:p>
              </table:table-cell>
              <table:table-cell office:value-type="float" office:value="0.9961">
                <text:p>0.9961</text:p>
              </table:table-cell>
              <table:table-cell office:value-type="float" office:value="0.9961">
                <text:p>0.9961</text:p>
              </table:table-cell>
              <table:table-cell office:value-type="float" office:value="0.9958">
                <text:p>0.9958</text:p>
              </table:table-cell>
              <table:table-cell office:value-type="float" office:value="0.9961">
                <text:p>0.9961</text:p>
              </table:table-cell>
              <table:table-cell office:value-type="float" office:value="0.9956">
                <text:p>0.9956</text:p>
              </table:table-cell>
              <table:table-cell office:value-type="float" office:value="0.996">
                <text:p>0.996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35">
                <text:p>0.9935</text:p>
              </table:table-cell>
              <table:table-cell office:value-type="float" office:value="0.9944">
                <text:p>0.9944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">
                <text:p>0.996</text:p>
              </table:table-cell>
              <table:table-cell office:value-type="float" office:value="0.9962">
                <text:p>0.9962</text:p>
              </table:table-cell>
              <table:table-cell office:value-type="float" office:value="0.9964">
                <text:p>0.9964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57">
                <text:p>0.9957</text:p>
              </table:table-cell>
              <table:table-cell office:value-type="float" office:value="0.9962">
                <text:p>0.9962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">
                <text:p>0.995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1">
                <text:p>0.9961</text:p>
              </table:table-cell>
              <table:table-cell office:value-type="float" office:value="0.9965">
                <text:p>0.9965</text:p>
              </table:table-cell>
              <table:table-cell office:value-type="float" office:value="0.9964">
                <text:p>0.9964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57">
                <text:p>0.9957</text:p>
              </table:table-cell>
              <table:table-cell office:value-type="float" office:value="0.9957">
                <text:p>0.9957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37">
                <text:p>0.9937</text:p>
              </table:table-cell>
              <table:table-cell office:value-type="float" office:value="0.9942">
                <text:p>0.9942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3">
                <text:p>0.9963</text:p>
              </table:table-cell>
              <table:table-cell office:value-type="float" office:value="0.9961">
                <text:p>0.9961</text:p>
              </table:table-cell>
              <table:table-cell office:value-type="float" office:value="0.9961">
                <text:p>0.9961</text:p>
              </table:table-cell>
              <table:table-cell office:value-type="float" office:value="0.9954">
                <text:p>0.9954</text:p>
              </table:table-cell>
              <table:table-cell office:value-type="float" office:value="0.9963">
                <text:p>0.9963</text:p>
              </table:table-cell>
              <table:table-cell office:value-type="float" office:value="0.9957">
                <text:p>0.9957</text:p>
              </table:table-cell>
              <table:table-cell office:value-type="float" office:value="0.9959">
                <text:p>0.9959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36">
                <text:p>0.9936</text:p>
              </table:table-cell>
              <table:table-cell office:value-type="float" office:value="0.9944">
                <text:p>0.9944</text:p>
              </table:table-cell>
              <table:table-cell office:value-type="float" office:value="0.9952">
                <text:p>0.9952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5">
                <text:p>0.9955</text:p>
              </table:table-cell>
              <table:table-cell office:value-type="float" office:value="0.9962">
                <text:p>0.9962</text:p>
              </table:table-cell>
              <table:table-cell office:value-type="float" office:value="0.9958">
                <text:p>0.9958</text:p>
              </table:table-cell>
              <table:table-cell office:value-type="float" office:value="0.9963">
                <text:p>0.9963</text:p>
              </table:table-cell>
              <table:table-cell office:value-type="float" office:value="0.9955">
                <text:p>0.9955</text:p>
              </table:table-cell>
              <table:table-cell office:value-type="float" office:value="0.9966">
                <text:p>0.9966</text:p>
              </table:table-cell>
              <table:table-cell office:value-type="float" office:value="0.9957">
                <text:p>0.9957</text:p>
              </table:table-cell>
              <table:table-cell office:value-type="float" office:value="0.9961">
                <text:p>0.9961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38">
                <text:p>0.9938</text:p>
              </table:table-cell>
              <table:table-cell office:value-type="float" office:value="0.9943">
                <text:p>0.9943</text:p>
              </table:table-cell>
              <table:table-cell office:value-type="float" office:value="0.995">
                <text:p>0.995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3">
                <text:p>0.9963</text:p>
              </table:table-cell>
              <table:table-cell office:value-type="float" office:value="0.9961">
                <text:p>0.9961</text:p>
              </table:table-cell>
              <table:table-cell office:value-type="float" office:value="0.9963">
                <text:p>0.9963</text:p>
              </table:table-cell>
              <table:table-cell office:value-type="float" office:value="0.9955">
                <text:p>0.9955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3">
                <text:p>0.9963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2">
                <text:p>0.9952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7">
                <text:p>0.9957</text:p>
              </table:table-cell>
              <table:table-cell office:value-type="float" office:value="0.9964">
                <text:p>0.9964</text:p>
              </table:table-cell>
              <table:table-cell office:value-type="float" office:value="0.9964">
                <text:p>0.9964</text:p>
              </table:table-cell>
              <table:table-cell office:value-type="float" office:value="0.9962">
                <text:p>0.9962</text:p>
              </table:table-cell>
              <table:table-cell office:value-type="float" office:value="0.9955">
                <text:p>0.9955</text:p>
              </table:table-cell>
              <table:table-cell office:value-type="float" office:value="0.9965">
                <text:p>0.9965</text:p>
              </table:table-cell>
              <table:table-cell office:value-type="float" office:value="0.9961">
                <text:p>0.9961</text:p>
              </table:table-cell>
              <table:table-cell office:value-type="float" office:value="0.9962">
                <text:p>0.9962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2">
                <text:p>0.9952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7">
                <text:p>0.9957</text:p>
              </table:table-cell>
              <table:table-cell office:value-type="float" office:value="0.9961">
                <text:p>0.9961</text:p>
              </table:table-cell>
              <table:table-cell office:value-type="float" office:value="0.9965">
                <text:p>0.9965</text:p>
              </table:table-cell>
              <table:table-cell office:value-type="float" office:value="0.9961">
                <text:p>0.9961</text:p>
              </table:table-cell>
              <table:table-cell office:value-type="float" office:value="0.9962">
                <text:p>0.9962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1">
                <text:p>0.9961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5">
                <text:p>0.9955</text:p>
              </table:table-cell>
              <table:table-cell office:value-type="float" office:value="0.9965">
                <text:p>0.9965</text:p>
              </table:table-cell>
              <table:table-cell office:value-type="float" office:value="0.996">
                <text:p>0.996</text:p>
              </table:table-cell>
              <table:table-cell office:value-type="float" office:value="0.9961">
                <text:p>0.9961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56">
                <text:p>0.9956</text:p>
              </table:table-cell>
              <table:table-cell office:value-type="float" office:value="0.9962">
                <text:p>0.9962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">
                <text:p>0.996</text:p>
              </table:table-cell>
              <table:table-cell office:value-type="float" office:value="0.9963">
                <text:p>0.9963</text:p>
              </table:table-cell>
              <table:table-cell office:value-type="float" office:value="0.9961">
                <text:p>0.9961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58">
                <text:p>0.9958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">
                <text:p>0.995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6">
                <text:p>0.9966</text:p>
              </table:table-cell>
              <table:table-cell office:value-type="float" office:value="0.9963">
                <text:p>0.9963</text:p>
              </table:table-cell>
              <table:table-cell office:value-type="float" office:value="0.9962">
                <text:p>0.9962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58">
                <text:p>0.9958</text:p>
              </table:table-cell>
              <table:table-cell office:value-type="float" office:value="0.9962">
                <text:p>0.9962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36">
                <text:p>0.9936</text:p>
              </table:table-cell>
              <table:table-cell office:value-type="float" office:value="0.9944">
                <text:p>0.9944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2">
                <text:p>0.9962</text:p>
              </table:table-cell>
              <table:table-cell office:value-type="float" office:value="0.9961">
                <text:p>0.9961</text:p>
              </table:table-cell>
              <table:table-cell office:value-type="float" office:value="0.9964">
                <text:p>0.9964</text:p>
              </table:table-cell>
              <table:table-cell office:value-type="float" office:value="0.9955">
                <text:p>0.9955</text:p>
              </table:table-cell>
              <table:table-cell office:value-type="float" office:value="0.9962">
                <text:p>0.9962</text:p>
              </table:table-cell>
              <table:table-cell office:value-type="float" office:value="0.9959">
                <text:p>0.9959</text:p>
              </table:table-cell>
              <table:table-cell office:value-type="float" office:value="0.996">
                <text:p>0.996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5">
                <text:p>0.9955</text:p>
              </table:table-cell>
              <table:table-cell office:value-type="float" office:value="0.9966">
                <text:p>0.9966</text:p>
              </table:table-cell>
              <table:table-cell office:value-type="float" office:value="0.9965">
                <text:p>0.9965</text:p>
              </table:table-cell>
              <table:table-cell office:value-type="float" office:value="0.9961">
                <text:p>0.9961</text:p>
              </table:table-cell>
              <table:table-cell office:value-type="float" office:value="0.9957">
                <text:p>0.9957</text:p>
              </table:table-cell>
              <table:table-cell office:value-type="float" office:value="0.9963">
                <text:p>0.9963</text:p>
              </table:table-cell>
              <table:table-cell office:value-type="float" office:value="0.9957">
                <text:p>0.9957</text:p>
              </table:table-cell>
              <table:table-cell office:value-type="float" office:value="0.9959">
                <text:p>0.9959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2">
                <text:p>0.9952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6">
                <text:p>0.9966</text:p>
              </table:table-cell>
              <table:table-cell office:value-type="float" office:value="0.9965">
                <text:p>0.9965</text:p>
              </table:table-cell>
              <table:table-cell office:value-type="float" office:value="0.9963">
                <text:p>0.9963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  <table:table-cell office:value-type="float" office:value="0.9961">
                <text:p>0.9961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2">
                <text:p>0.9952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5">
                <text:p>0.9955</text:p>
              </table:table-cell>
              <table:table-cell office:value-type="float" office:value="0.9965">
                <text:p>0.9965</text:p>
              </table:table-cell>
              <table:table-cell office:value-type="float" office:value="0.9962">
                <text:p>0.9962</text:p>
              </table:table-cell>
              <table:table-cell office:value-type="float" office:value="0.9961">
                <text:p>0.9961</text:p>
              </table:table-cell>
              <table:table-cell office:value-type="float" office:value="0.9954">
                <text:p>0.9954</text:p>
              </table:table-cell>
              <table:table-cell office:value-type="float" office:value="0.9963">
                <text:p>0.9963</text:p>
              </table:table-cell>
              <table:table-cell office:value-type="float" office:value="0.9961">
                <text:p>0.9961</text:p>
              </table:table-cell>
              <table:table-cell office:value-type="float" office:value="0.996">
                <text:p>0.996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2">
                <text:p>0.9952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5">
                <text:p>0.9965</text:p>
              </table:table-cell>
              <table:table-cell office:value-type="float" office:value="0.9965">
                <text:p>0.9965</text:p>
              </table:table-cell>
              <table:table-cell office:value-type="float" office:value="0.9965">
                <text:p>0.9965</text:p>
              </table:table-cell>
              <table:table-cell office:value-type="float" office:value="0.9953">
                <text:p>0.9953</text:p>
              </table:table-cell>
              <table:table-cell office:value-type="float" office:value="0.9964">
                <text:p>0.9964</text:p>
              </table:table-cell>
              <table:table-cell office:value-type="float" office:value="0.9959">
                <text:p>0.9959</text:p>
              </table:table-cell>
              <table:table-cell office:value-type="float" office:value="0.9958">
                <text:p>0.9958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7">
                <text:p>0.9967</text:p>
              </table:table-cell>
              <table:table-cell office:value-type="float" office:value="0.9964">
                <text:p>0.9964</text:p>
              </table:table-cell>
              <table:table-cell office:value-type="float" office:value="0.9964">
                <text:p>0.9964</text:p>
              </table:table-cell>
              <table:table-cell office:value-type="float" office:value="0.9955">
                <text:p>0.9955</text:p>
              </table:table-cell>
              <table:table-cell office:value-type="float" office:value="0.9962">
                <text:p>0.9962</text:p>
              </table:table-cell>
              <table:table-cell office:value-type="float" office:value="0.9957">
                <text:p>0.9957</text:p>
              </table:table-cell>
              <table:table-cell office:value-type="float" office:value="0.9963">
                <text:p>0.9963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8">
                <text:p>0.9968</text:p>
              </table:table-cell>
              <table:table-cell office:value-type="float" office:value="0.9962">
                <text:p>0.9962</text:p>
              </table:table-cell>
              <table:table-cell office:value-type="float" office:value="0.9964">
                <text:p>0.9964</text:p>
              </table:table-cell>
              <table:table-cell office:value-type="float" office:value="0.9958">
                <text:p>0.9958</text:p>
              </table:table-cell>
              <table:table-cell office:value-type="float" office:value="0.9965">
                <text:p>0.9965</text:p>
              </table:table-cell>
              <table:table-cell office:value-type="float" office:value="0.9958">
                <text:p>0.9958</text:p>
              </table:table-cell>
              <table:table-cell office:value-type="float" office:value="0.9959">
                <text:p>0.9959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  <table:table-cell office:value-type="float" office:value="0.9956">
                <text:p>0.9956</text:p>
              </table:table-cell>
              <table:table-cell office:value-type="float" office:value="0.9963">
                <text:p>0.9963</text:p>
              </table:table-cell>
              <table:table-cell office:value-type="float" office:value="0.9958">
                <text:p>0.9958</text:p>
              </table:table-cell>
              <table:table-cell office:value-type="float" office:value="0.9961">
                <text:p>0.9961</text:p>
              </table:table-cell>
              <table:table-cell office:value-type="float" office:value="0.9957">
                <text:p>0.99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7">
                <text:p>0.9967</text:p>
              </table:table-cell>
              <table:table-cell office:value-type="float" office:value="0.9963">
                <text:p>0.9963</text:p>
              </table:table-cell>
              <table:table-cell office:value-type="float" office:value="0.9963">
                <text:p>0.9963</text:p>
              </table:table-cell>
              <table:table-cell office:value-type="float" office:value="0.9958">
                <text:p>0.9958</text:p>
              </table:table-cell>
              <table:table-cell office:value-type="float" office:value="0.9964">
                <text:p>0.9964</text:p>
              </table:table-cell>
              <table:table-cell office:value-type="float" office:value="0.9957">
                <text:p>0.9957</text:p>
              </table:table-cell>
              <table:table-cell office:value-type="float" office:value="0.9961">
                <text:p>0.9961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7">
                <text:p>0.9957</text:p>
              </table:table-cell>
              <table:table-cell office:value-type="float" office:value="0.9967">
                <text:p>0.9967</text:p>
              </table:table-cell>
              <table:table-cell office:value-type="float" office:value="0.9962">
                <text:p>0.9962</text:p>
              </table:table-cell>
              <table:table-cell office:value-type="float" office:value="0.9963">
                <text:p>0.9963</text:p>
              </table:table-cell>
              <table:table-cell office:value-type="float" office:value="0.9957">
                <text:p>0.9957</text:p>
              </table:table-cell>
              <table:table-cell office:value-type="float" office:value="0.9966">
                <text:p>0.9966</text:p>
              </table:table-cell>
              <table:table-cell office:value-type="float" office:value="0.9957">
                <text:p>0.9957</text:p>
              </table:table-cell>
              <table:table-cell office:value-type="float" office:value="0.9964">
                <text:p>0.9964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7">
                <text:p>0.9967</text:p>
              </table:table-cell>
              <table:table-cell office:value-type="float" office:value="0.9964">
                <text:p>0.9964</text:p>
              </table:table-cell>
              <table:table-cell office:value-type="float" office:value="0.9962">
                <text:p>0.9962</text:p>
              </table:table-cell>
              <table:table-cell office:value-type="float" office:value="0.9956">
                <text:p>0.9956</text:p>
              </table:table-cell>
              <table:table-cell office:value-type="float" office:value="0.9963">
                <text:p>0.9963</text:p>
              </table:table-cell>
              <table:table-cell office:value-type="float" office:value="0.9959">
                <text:p>0.9959</text:p>
              </table:table-cell>
              <table:table-cell office:value-type="float" office:value="0.996">
                <text:p>0.996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3">
                <text:p>0.9963</text:p>
              </table:table-cell>
              <table:table-cell office:value-type="float" office:value="0.9961">
                <text:p>0.9961</text:p>
              </table:table-cell>
              <table:table-cell office:value-type="float" office:value="0.9963">
                <text:p>0.9963</text:p>
              </table:table-cell>
              <table:table-cell office:value-type="float" office:value="0.9958">
                <text:p>0.9958</text:p>
              </table:table-cell>
              <table:table-cell office:value-type="float" office:value="0.9964">
                <text:p>0.9964</text:p>
              </table:table-cell>
              <table:table-cell office:value-type="float" office:value="0.9957">
                <text:p>0.9957</text:p>
              </table:table-cell>
              <table:table-cell office:value-type="float" office:value="0.9963">
                <text:p>0.9963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7">
                <text:p>0.9967</text:p>
              </table:table-cell>
              <table:table-cell office:value-type="float" office:value="0.9963">
                <text:p>0.9963</text:p>
              </table:table-cell>
              <table:table-cell office:value-type="float" office:value="0.9964">
                <text:p>0.9964</text:p>
              </table:table-cell>
              <table:table-cell office:value-type="float" office:value="0.9957">
                <text:p>0.9957</text:p>
              </table:table-cell>
              <table:table-cell office:value-type="float" office:value="0.9964">
                <text:p>0.9964</text:p>
              </table:table-cell>
              <table:table-cell office:value-type="float" office:value="0.9957">
                <text:p>0.9957</text:p>
              </table:table-cell>
              <table:table-cell office:value-type="float" office:value="0.9965">
                <text:p>0.9965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5">
                <text:p>0.9965</text:p>
              </table:table-cell>
              <table:table-cell office:value-type="float" office:value="0.9963">
                <text:p>0.9963</text:p>
              </table:table-cell>
              <table:table-cell office:value-type="float" office:value="0.9966">
                <text:p>0.9966</text:p>
              </table:table-cell>
              <table:table-cell office:value-type="float" office:value="0.9954">
                <text:p>0.9954</text:p>
              </table:table-cell>
              <table:table-cell office:value-type="float" office:value="0.9963">
                <text:p>0.9963</text:p>
              </table:table-cell>
              <table:table-cell office:value-type="float" office:value="0.9961">
                <text:p>0.9961</text:p>
              </table:table-cell>
              <table:table-cell office:value-type="float" office:value="0.9965">
                <text:p>0.9965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65">
                <text:p>0.9965</text:p>
              </table:table-cell>
              <table:table-cell office:value-type="float" office:value="0.9964">
                <text:p>0.9964</text:p>
              </table:table-cell>
              <table:table-cell office:value-type="float" office:value="0.9955">
                <text:p>0.9955</text:p>
              </table:table-cell>
              <table:table-cell office:value-type="float" office:value="0.9961">
                <text:p>0.9961</text:p>
              </table:table-cell>
              <table:table-cell office:value-type="float" office:value="0.9959">
                <text:p>0.9959</text:p>
              </table:table-cell>
              <table:table-cell office:value-type="float" office:value="0.9966">
                <text:p>0.9966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5">
                <text:p>0.9965</text:p>
              </table:table-cell>
              <table:table-cell office:value-type="float" office:value="0.9962">
                <text:p>0.9962</text:p>
              </table:table-cell>
              <table:table-cell office:value-type="float" office:value="0.9964">
                <text:p>0.9964</text:p>
              </table:table-cell>
              <table:table-cell office:value-type="float" office:value="0.9957">
                <text:p>0.9957</text:p>
              </table:table-cell>
              <table:table-cell office:value-type="float" office:value="0.9965">
                <text:p>0.9965</text:p>
              </table:table-cell>
              <table:table-cell office:value-type="float" office:value="0.9957">
                <text:p>0.9957</text:p>
              </table:table-cell>
              <table:table-cell office:value-type="float" office:value="0.9962">
                <text:p>0.9962</text:p>
              </table:table-cell>
              <table:table-cell office:value-type="float" office:value="0.9964">
                <text:p>0.99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2">
                <text:p>0.9952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5">
                <text:p>0.9965</text:p>
              </table:table-cell>
              <table:table-cell office:value-type="float" office:value="0.9965">
                <text:p>0.9965</text:p>
              </table:table-cell>
              <table:table-cell office:value-type="float" office:value="0.9962">
                <text:p>0.9962</text:p>
              </table:table-cell>
              <table:table-cell office:value-type="float" office:value="0.9959">
                <text:p>0.9959</text:p>
              </table:table-cell>
              <table:table-cell office:value-type="float" office:value="0.9962">
                <text:p>0.9962</text:p>
              </table:table-cell>
              <table:table-cell office:value-type="float" office:value="0.9955">
                <text:p>0.9955</text:p>
              </table:table-cell>
              <table:table-cell office:value-type="float" office:value="0.9965">
                <text:p>0.9965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2">
                <text:p>0.9952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66">
                <text:p>0.9966</text:p>
              </table:table-cell>
              <table:table-cell office:value-type="float" office:value="0.9964">
                <text:p>0.9964</text:p>
              </table:table-cell>
              <table:table-cell office:value-type="float" office:value="0.9958">
                <text:p>0.9958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  <table:table-cell office:value-type="float" office:value="0.9964">
                <text:p>0.9964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2">
                <text:p>0.9952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5">
                <text:p>0.9965</text:p>
              </table:table-cell>
              <table:table-cell office:value-type="float" office:value="0.9967">
                <text:p>0.9967</text:p>
              </table:table-cell>
              <table:table-cell office:value-type="float" office:value="0.9963">
                <text:p>0.9963</text:p>
              </table:table-cell>
              <table:table-cell office:value-type="float" office:value="0.9958">
                <text:p>0.9958</text:p>
              </table:table-cell>
              <table:table-cell office:value-type="float" office:value="0.9963">
                <text:p>0.9963</text:p>
              </table:table-cell>
              <table:table-cell office:value-type="float" office:value="0.996">
                <text:p>0.996</text:p>
              </table:table-cell>
              <table:table-cell office:value-type="float" office:value="0.9961">
                <text:p>0.9961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63">
                <text:p>0.9963</text:p>
              </table:table-cell>
              <table:table-cell office:value-type="float" office:value="0.9964">
                <text:p>0.9964</text:p>
              </table:table-cell>
              <table:table-cell office:value-type="float" office:value="0.9958">
                <text:p>0.9958</text:p>
              </table:table-cell>
              <table:table-cell office:value-type="float" office:value="0.9963">
                <text:p>0.9963</text:p>
              </table:table-cell>
              <table:table-cell office:value-type="float" office:value="0.9958">
                <text:p>0.9958</text:p>
              </table:table-cell>
              <table:table-cell office:value-type="float" office:value="0.9961">
                <text:p>0.9961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62">
                <text:p>0.9962</text:p>
              </table:table-cell>
              <table:table-cell office:value-type="float" office:value="0.9964">
                <text:p>0.9964</text:p>
              </table:table-cell>
              <table:table-cell office:value-type="float" office:value="0.9957">
                <text:p>0.9957</text:p>
              </table:table-cell>
              <table:table-cell office:value-type="float" office:value="0.9964">
                <text:p>0.9964</text:p>
              </table:table-cell>
              <table:table-cell office:value-type="float" office:value="0.9959">
                <text:p>0.9959</text:p>
              </table:table-cell>
              <table:table-cell office:value-type="float" office:value="0.9963">
                <text:p>0.9963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5">
                <text:p>0.9965</text:p>
              </table:table-cell>
              <table:table-cell office:value-type="float" office:value="0.996">
                <text:p>0.996</text:p>
              </table:table-cell>
              <table:table-cell office:value-type="float" office:value="0.9964">
                <text:p>0.9964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58">
                <text:p>0.9958</text:p>
              </table:table-cell>
              <table:table-cell office:value-type="float" office:value="0.9962">
                <text:p>0.9962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5">
                <text:p>0.9965</text:p>
              </table:table-cell>
              <table:table-cell office:value-type="float" office:value="0.9965">
                <text:p>0.9965</text:p>
              </table:table-cell>
              <table:table-cell office:value-type="float" office:value="0.9965">
                <text:p>0.9965</text:p>
              </table:table-cell>
              <table:table-cell office:value-type="float" office:value="0.9959">
                <text:p>0.9959</text:p>
              </table:table-cell>
              <table:table-cell office:value-type="float" office:value="0.9963">
                <text:p>0.9963</text:p>
              </table:table-cell>
              <table:table-cell office:value-type="float" office:value="0.996">
                <text:p>0.996</text:p>
              </table:table-cell>
              <table:table-cell office:value-type="float" office:value="0.9962">
                <text:p>0.9962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5">
                <text:p>0.9965</text:p>
              </table:table-cell>
              <table:table-cell office:value-type="float" office:value="0.9963">
                <text:p>0.9963</text:p>
              </table:table-cell>
              <table:table-cell office:value-type="float" office:value="0.9963">
                <text:p>0.9963</text:p>
              </table:table-cell>
              <table:table-cell office:value-type="float" office:value="0.9955">
                <text:p>0.9955</text:p>
              </table:table-cell>
              <table:table-cell office:value-type="float" office:value="0.9962">
                <text:p>0.9962</text:p>
              </table:table-cell>
              <table:table-cell office:value-type="float" office:value="0.996">
                <text:p>0.996</text:p>
              </table:table-cell>
              <table:table-cell office:value-type="float" office:value="0.9963">
                <text:p>0.9963</text:p>
              </table:table-cell>
              <table:table-cell office:value-type="float" office:value="0.9964">
                <text:p>0.99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67">
                <text:p>0.9967</text:p>
              </table:table-cell>
              <table:table-cell office:value-type="float" office:value="0.9963">
                <text:p>0.9963</text:p>
              </table:table-cell>
              <table:table-cell office:value-type="float" office:value="0.9954">
                <text:p>0.9954</text:p>
              </table:table-cell>
              <table:table-cell office:value-type="float" office:value="0.9964">
                <text:p>0.9964</text:p>
              </table:table-cell>
              <table:table-cell office:value-type="float" office:value="0.9957">
                <text:p>0.9957</text:p>
              </table:table-cell>
              <table:table-cell office:value-type="float" office:value="0.9962">
                <text:p>0.9962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5">
                <text:p>0.9965</text:p>
              </table:table-cell>
              <table:table-cell office:value-type="float" office:value="0.9963">
                <text:p>0.9963</text:p>
              </table:table-cell>
              <table:table-cell office:value-type="float" office:value="0.9964">
                <text:p>0.9964</text:p>
              </table:table-cell>
              <table:table-cell office:value-type="float" office:value="0.9957">
                <text:p>0.9957</text:p>
              </table:table-cell>
              <table:table-cell office:value-type="float" office:value="0.9962">
                <text:p>0.9962</text:p>
              </table:table-cell>
              <table:table-cell office:value-type="float" office:value="0.996">
                <text:p>0.996</text:p>
              </table:table-cell>
              <table:table-cell office:value-type="float" office:value="0.9964">
                <text:p>0.9964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65">
                <text:p>0.9965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2">
                <text:p>0.9962</text:p>
              </table:table-cell>
              <table:table-cell office:value-type="float" office:value="0.9959">
                <text:p>0.9959</text:p>
              </table:table-cell>
              <table:table-cell office:value-type="float" office:value="0.9963">
                <text:p>0.9963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5">
                <text:p>0.9965</text:p>
              </table:table-cell>
              <table:table-cell office:value-type="float" office:value="0.9963">
                <text:p>0.9963</text:p>
              </table:table-cell>
              <table:table-cell office:value-type="float" office:value="0.9966">
                <text:p>0.9966</text:p>
              </table:table-cell>
              <table:table-cell office:value-type="float" office:value="0.9957">
                <text:p>0.9957</text:p>
              </table:table-cell>
              <table:table-cell office:value-type="float" office:value="0.9964">
                <text:p>0.9964</text:p>
              </table:table-cell>
              <table:table-cell office:value-type="float" office:value="0.9957">
                <text:p>0.9957</text:p>
              </table:table-cell>
              <table:table-cell office:value-type="float" office:value="0.9961">
                <text:p>0.9961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1">
                <text:p>0.9951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3">
                <text:p>0.9963</text:p>
              </table:table-cell>
              <table:table-cell office:value-type="float" office:value="0.9963">
                <text:p>0.9963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58">
                <text:p>0.9958</text:p>
              </table:table-cell>
              <table:table-cell office:value-type="float" office:value="0.9965">
                <text:p>0.9965</text:p>
              </table:table-cell>
              <table:table-cell office:value-type="float" office:value="0.9964">
                <text:p>0.9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2">
                <text:p>0.9952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5">
                <text:p>0.9965</text:p>
              </table:table-cell>
              <table:table-cell office:value-type="float" office:value="0.9961">
                <text:p>0.9961</text:p>
              </table:table-cell>
              <table:table-cell office:value-type="float" office:value="0.9963">
                <text:p>0.9963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62">
                <text:p>0.9962</text:p>
              </table:table-cell>
              <table:table-cell office:value-type="float" office:value="0.9961">
                <text:p>0.9961</text:p>
              </table:table-cell>
              <table:table-cell office:value-type="float" office:value="0.9964">
                <text:p>0.99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36">
                <text:p>0.9936</text:p>
              </table:table-cell>
              <table:table-cell office:value-type="float" office:value="0.9943">
                <text:p>0.9943</text:p>
              </table:table-cell>
              <table:table-cell office:value-type="float" office:value="0.9952">
                <text:p>0.9952</text:p>
              </table:table-cell>
              <table:table-cell office:value-type="float" office:value="0.9936">
                <text:p>0.9936</text:p>
              </table:table-cell>
              <table:table-cell office:value-type="float" office:value="0.9948">
                <text:p>0.9948</text:p>
              </table:table-cell>
              <table:table-cell office:value-type="float" office:value="0.9953">
                <text:p>0.9953</text:p>
              </table:table-cell>
              <table:table-cell office:value-type="float" office:value="0.9956">
                <text:p>0.9956</text:p>
              </table:table-cell>
              <table:table-cell office:value-type="float" office:value="0.9966">
                <text:p>0.9966</text:p>
              </table:table-cell>
              <table:table-cell office:value-type="float" office:value="0.9963">
                <text:p>0.9963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61">
                <text:p>0.9961</text:p>
              </table:table-cell>
              <table:table-cell office:value-type="float" office:value="0.9964">
                <text:p>0.9964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58">
                <text:p>0.9958</text:p>
              </table:table-cell>
              <table:table-cell office:value-type="float" office:value="0.9961">
                <text:p>0.9961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4">
                <text:p>0.9964</text:p>
              </table:table-cell>
              <table:table-cell office:value-type="float" office:value="0.9956">
                <text:p>0.9956</text:p>
              </table:table-cell>
              <table:table-cell office:value-type="float" office:value="0.9965">
                <text:p>0.9965</text:p>
              </table:table-cell>
              <table:table-cell office:value-type="float" office:value="0.9959">
                <text:p>0.9959</text:p>
              </table:table-cell>
              <table:table-cell office:value-type="float" office:value="0.9963">
                <text:p>0.9963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4">
                <text:p>0.9964</text:p>
              </table:table-cell>
              <table:table-cell office:value-type="float" office:value="0.9957">
                <text:p>0.9957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  <table:table-cell office:value-type="float" office:value="0.9962">
                <text:p>0.9962</text:p>
              </table:table-cell>
              <table:table-cell office:value-type="float" office:value="0.9966">
                <text:p>0.99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4">
                <text:p>0.9964</text:p>
              </table:table-cell>
              <table:table-cell office:value-type="float" office:value="0.9956">
                <text:p>0.9956</text:p>
              </table:table-cell>
              <table:table-cell office:value-type="float" office:value="0.9963">
                <text:p>0.9963</text:p>
              </table:table-cell>
              <table:table-cell office:value-type="float" office:value="0.9961">
                <text:p>0.9961</text:p>
              </table:table-cell>
              <table:table-cell office:value-type="float" office:value="0.9961">
                <text:p>0.9961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  <table:table-cell office:value-type="float" office:value="0.9963">
                <text:p>0.9963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59">
                <text:p>0.9959</text:p>
              </table:table-cell>
              <table:table-cell office:value-type="float" office:value="0.9966">
                <text:p>0.9966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4">
                <text:p>0.9964</text:p>
              </table:table-cell>
              <table:table-cell office:value-type="float" office:value="0.9958">
                <text:p>0.9958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  <table:table-cell office:value-type="float" office:value="0.9963">
                <text:p>0.9963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7">
                <text:p>0.9957</text:p>
              </table:table-cell>
              <table:table-cell office:value-type="float" office:value="0.9965">
                <text:p>0.9965</text:p>
              </table:table-cell>
              <table:table-cell office:value-type="float" office:value="0.996">
                <text:p>0.996</text:p>
              </table:table-cell>
              <table:table-cell office:value-type="float" office:value="0.9963">
                <text:p>0.9963</text:p>
              </table:table-cell>
              <table:table-cell office:value-type="float" office:value="0.9964">
                <text:p>0.99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3">
                <text:p>0.9963</text:p>
              </table:table-cell>
              <table:table-cell office:value-type="float" office:value="0.9957">
                <text:p>0.9957</text:p>
              </table:table-cell>
              <table:table-cell office:value-type="float" office:value="0.9964">
                <text:p>0.9964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61">
                <text:p>0.9961</text:p>
              </table:table-cell>
              <table:table-cell office:value-type="float" office:value="0.9962">
                <text:p>0.9962</text:p>
              </table:table-cell>
              <table:table-cell office:value-type="float" office:value="0.9964">
                <text:p>0.99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  <table:table-cell office:value-type="float" office:value="0.9963">
                <text:p>0.9963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4">
                <text:p>0.9964</text:p>
              </table:table-cell>
              <table:table-cell office:value-type="float" office:value="0.9956">
                <text:p>0.9956</text:p>
              </table:table-cell>
              <table:table-cell office:value-type="float" office:value="0.9963">
                <text:p>0.9963</text:p>
              </table:table-cell>
              <table:table-cell office:value-type="float" office:value="0.9959">
                <text:p>0.9959</text:p>
              </table:table-cell>
              <table:table-cell office:value-type="float" office:value="0.9968">
                <text:p>0.9968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59">
                <text:p>0.9959</text:p>
              </table:table-cell>
              <table:table-cell office:value-type="float" office:value="0.9964">
                <text:p>0.9964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7">
                <text:p>0.9957</text:p>
              </table:table-cell>
              <table:table-cell office:value-type="float" office:value="0.9964">
                <text:p>0.9964</text:p>
              </table:table-cell>
              <table:table-cell office:value-type="float" office:value="0.9958">
                <text:p>0.9958</text:p>
              </table:table-cell>
              <table:table-cell office:value-type="float" office:value="0.996">
                <text:p>0.996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  <table:table-cell office:value-type="float" office:value="0.9963">
                <text:p>0.9963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7">
                <text:p>0.9957</text:p>
              </table:table-cell>
              <table:table-cell office:value-type="float" office:value="0.9965">
                <text:p>0.9965</text:p>
              </table:table-cell>
              <table:table-cell office:value-type="float" office:value="0.996">
                <text:p>0.996</text:p>
              </table:table-cell>
              <table:table-cell office:value-type="float" office:value="0.9964">
                <text:p>0.9964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3">
                <text:p>0.9963</text:p>
              </table:table-cell>
              <table:table-cell office:value-type="float" office:value="0.9958">
                <text:p>0.9958</text:p>
              </table:table-cell>
              <table:table-cell office:value-type="float" office:value="0.9962">
                <text:p>0.9962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3">
                <text:p>0.9963</text:p>
              </table:table-cell>
              <table:table-cell office:value-type="float" office:value="0.9958">
                <text:p>0.9958</text:p>
              </table:table-cell>
              <table:table-cell office:value-type="float" office:value="0.9962">
                <text:p>0.9962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4">
                <text:p>0.9964</text:p>
              </table:table-cell>
              <table:table-cell office:value-type="float" office:value="0.9957">
                <text:p>0.9957</text:p>
              </table:table-cell>
              <table:table-cell office:value-type="float" office:value="0.9964">
                <text:p>0.9964</text:p>
              </table:table-cell>
              <table:table-cell office:value-type="float" office:value="0.9961">
                <text:p>0.9961</text:p>
              </table:table-cell>
              <table:table-cell office:value-type="float" office:value="0.9964">
                <text:p>0.9964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3">
                <text:p>0.9963</text:p>
              </table:table-cell>
              <table:table-cell office:value-type="float" office:value="0.9961">
                <text:p>0.9961</text:p>
              </table:table-cell>
              <table:table-cell office:value-type="float" office:value="0.9959">
                <text:p>0.9959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5">
                <text:p>0.9965</text:p>
              </table:table-cell>
              <table:table-cell office:value-type="float" office:value="0.996">
                <text:p>0.996</text:p>
              </table:table-cell>
              <table:table-cell office:value-type="float" office:value="0.9963">
                <text:p>0.9963</text:p>
              </table:table-cell>
              <table:table-cell office:value-type="float" office:value="0.9969">
                <text:p>0.99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58">
                <text:p>0.9958</text:p>
              </table:table-cell>
              <table:table-cell office:value-type="float" office:value="0.9965">
                <text:p>0.9965</text:p>
              </table:table-cell>
              <table:table-cell office:value-type="float" office:value="0.9966">
                <text:p>0.99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  <table:table-cell office:value-type="float" office:value="0.9964">
                <text:p>0.9964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7">
                <text:p>0.9957</text:p>
              </table:table-cell>
              <table:table-cell office:value-type="float" office:value="0.9963">
                <text:p>0.9963</text:p>
              </table:table-cell>
              <table:table-cell office:value-type="float" office:value="0.9961">
                <text:p>0.9961</text:p>
              </table:table-cell>
              <table:table-cell office:value-type="float" office:value="0.9961">
                <text:p>0.9961</text:p>
              </table:table-cell>
              <table:table-cell office:value-type="float" office:value="0.9964">
                <text:p>0.99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4">
                <text:p>0.9964</text:p>
              </table:table-cell>
              <table:table-cell office:value-type="float" office:value="0.9957">
                <text:p>0.9957</text:p>
              </table:table-cell>
              <table:table-cell office:value-type="float" office:value="0.9963">
                <text:p>0.9963</text:p>
              </table:table-cell>
              <table:table-cell office:value-type="float" office:value="0.9961">
                <text:p>0.9961</text:p>
              </table:table-cell>
              <table:table-cell office:value-type="float" office:value="0.9964">
                <text:p>0.9964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3">
                <text:p>0.9963</text:p>
              </table:table-cell>
              <table:table-cell office:value-type="float" office:value="0.996">
                <text:p>0.996</text:p>
              </table:table-cell>
              <table:table-cell office:value-type="float" office:value="0.9963">
                <text:p>0.9963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62">
                <text:p>0.9962</text:p>
              </table:table-cell>
              <table:table-cell office:value-type="float" office:value="0.9961">
                <text:p>0.9961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59">
                <text:p>0.9959</text:p>
              </table:table-cell>
              <table:table-cell office:value-type="float" office:value="0.9964">
                <text:p>0.9964</text:p>
              </table:table-cell>
              <table:table-cell office:value-type="float" office:value="0.9966">
                <text:p>0.99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5">
                <text:p>0.9965</text:p>
              </table:table-cell>
              <table:table-cell office:value-type="float" office:value="0.9958">
                <text:p>0.9958</text:p>
              </table:table-cell>
              <table:table-cell office:value-type="float" office:value="0.9962">
                <text:p>0.9962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59">
                <text:p>0.9959</text:p>
              </table:table-cell>
              <table:table-cell office:value-type="float" office:value="0.9966">
                <text:p>0.9966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3">
                <text:p>0.9963</text:p>
              </table:table-cell>
              <table:table-cell office:value-type="float" office:value="0.9959">
                <text:p>0.9959</text:p>
              </table:table-cell>
              <table:table-cell office:value-type="float" office:value="0.9964">
                <text:p>0.9964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5">
                <text:p>0.9965</text:p>
              </table:table-cell>
              <table:table-cell office:value-type="float" office:value="0.9959">
                <text:p>0.9959</text:p>
              </table:table-cell>
              <table:table-cell office:value-type="float" office:value="0.9965">
                <text:p>0.9965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  <table:table-cell office:value-type="float" office:value="0.9965">
                <text:p>0.9965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61">
                <text:p>0.9961</text:p>
              </table:table-cell>
              <table:table-cell office:value-type="float" office:value="0.9965">
                <text:p>0.9965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58">
                <text:p>0.9958</text:p>
              </table:table-cell>
              <table:table-cell office:value-type="float" office:value="0.9966">
                <text:p>0.9966</text:p>
              </table:table-cell>
              <table:table-cell office:value-type="float" office:value="0.9964">
                <text:p>0.9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3">
                <text:p>0.9963</text:p>
              </table:table-cell>
              <table:table-cell office:value-type="float" office:value="0.996">
                <text:p>0.996</text:p>
              </table:table-cell>
              <table:table-cell office:value-type="float" office:value="0.9964">
                <text:p>0.9964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59">
                <text:p>0.9959</text:p>
              </table:table-cell>
              <table:table-cell office:value-type="float" office:value="0.9966">
                <text:p>0.9966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61">
                <text:p>0.9961</text:p>
              </table:table-cell>
              <table:table-cell office:value-type="float" office:value="0.9964">
                <text:p>0.9964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2">
                <text:p>0.9962</text:p>
              </table:table-cell>
              <table:table-cell office:value-type="float" office:value="0.9961">
                <text:p>0.9961</text:p>
              </table:table-cell>
              <table:table-cell office:value-type="float" office:value="0.9962">
                <text:p>0.9962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  <table:table-cell office:value-type="float" office:value="0.9965">
                <text:p>0.9965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  <table:table-cell office:value-type="float" office:value="0.9962">
                <text:p>0.9962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3">
                <text:p>0.9963</text:p>
              </table:table-cell>
              <table:table-cell office:value-type="float" office:value="0.996">
                <text:p>0.996</text:p>
              </table:table-cell>
              <table:table-cell office:value-type="float" office:value="0.9964">
                <text:p>0.9964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6">
                <text:p>0.9956</text:p>
              </table:table-cell>
              <table:table-cell office:value-type="float" office:value="0.9963">
                <text:p>0.9963</text:p>
              </table:table-cell>
              <table:table-cell office:value-type="float" office:value="0.9961">
                <text:p>0.9961</text:p>
              </table:table-cell>
              <table:table-cell office:value-type="float" office:value="0.9963">
                <text:p>0.9963</text:p>
              </table:table-cell>
              <table:table-cell office:value-type="float" office:value="0.9964">
                <text:p>0.99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61">
                <text:p>0.9961</text:p>
              </table:table-cell>
              <table:table-cell office:value-type="float" office:value="0.9964">
                <text:p>0.9964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62">
                <text:p>0.9962</text:p>
              </table:table-cell>
              <table:table-cell office:value-type="float" office:value="0.9964">
                <text:p>0.9964</text:p>
              </table:table-cell>
              <table:table-cell office:value-type="float" office:value="0.9964">
                <text:p>0.99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59">
                <text:p>0.9959</text:p>
              </table:table-cell>
              <table:table-cell office:value-type="float" office:value="0.9964">
                <text:p>0.9964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62">
                <text:p>0.9962</text:p>
              </table:table-cell>
              <table:table-cell office:value-type="float" office:value="0.9965">
                <text:p>0.9965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5">
                <text:p>0.9965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59">
                <text:p>0.9959</text:p>
              </table:table-cell>
              <table:table-cell office:value-type="float" office:value="0.9964">
                <text:p>0.9964</text:p>
              </table:table-cell>
              <table:table-cell office:value-type="float" office:value="0.9964">
                <text:p>0.99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6">
                <text:p>0.996</text:p>
              </table:table-cell>
              <table:table-cell office:value-type="float" office:value="0.9962">
                <text:p>0.9962</text:p>
              </table:table-cell>
              <table:table-cell office:value-type="float" office:value="0.9967">
                <text:p>0.99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59">
                <text:p>0.9959</text:p>
              </table:table-cell>
              <table:table-cell office:value-type="float" office:value="0.9963">
                <text:p>0.9963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61">
                <text:p>0.9961</text:p>
              </table:table-cell>
              <table:table-cell office:value-type="float" office:value="0.9964">
                <text:p>0.9964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61">
                <text:p>0.9961</text:p>
              </table:table-cell>
              <table:table-cell office:value-type="float" office:value="0.9965">
                <text:p>0.9965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61">
                <text:p>0.9961</text:p>
              </table:table-cell>
              <table:table-cell office:value-type="float" office:value="0.9964">
                <text:p>0.9964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0.9964">
                <text:p>0.9964</text:p>
              </table:table-cell>
              <table:table-cell office:value-type="float" office:value="0.9958">
                <text:p>0.9958</text:p>
              </table:table-cell>
              <table:table-cell office:value-type="float" office:value="0.9964">
                <text:p>0.9964</text:p>
              </table:table-cell>
              <table:table-cell office:value-type="float" office:value="0.9964">
                <text:p>0.99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6">
                <text:p>0.9966</text:p>
              </table:table-cell>
              <table:table-cell office:value-type="float" office:value="0.9968">
                <text:p>0.99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59">
                <text:p>0.9959</text:p>
              </table:table-cell>
              <table:table-cell office:value-type="float" office:value="0.9961">
                <text:p>0.9961</text:p>
              </table:table-cell>
              <table:table-cell office:value-type="float" office:value="0.9966">
                <text:p>0.99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59">
                <text:p>0.9959</text:p>
              </table:table-cell>
              <table:table-cell office:value-type="float" office:value="0.9963">
                <text:p>0.9963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0.9964">
                <text:p>0.9964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3">
                <text:p>0.9963</text:p>
              </table:table-cell>
              <table:table-cell office:value-type="float" office:value="0.9966">
                <text:p>0.99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0.9964">
                <text:p>0.9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58">
                <text:p>0.9958</text:p>
              </table:table-cell>
              <table:table-cell office:value-type="float" office:value="0.9965">
                <text:p>0.9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1">
                <text:p>0.9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3">
                <text:p>0.9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2">
                <text:p>0.9962</text:p>
              </table:table-cell>
              <table:table-cell office:value-type="float" office:value="0.9966">
                <text:p>0.9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0.9967">
                <text:p>0.9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0.996">
                <text:p>0.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2">
                <text:p>0.9962</text:p>
              </table:table-cell>
              <table:table-cell office:value-type="float" office:value="0.9966">
                <text:p>0.9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5">
                <text:p>0.9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5">
                <text:p>0.9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0.9964">
                <text:p>0.9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59">
                <text:p>0.9959</text:p>
              </table:table-cell>
              <table:table-cell office:value-type="float" office:value="0.9963">
                <text:p>0.9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59">
                <text:p>0.9959</text:p>
              </table:table-cell>
              <table:table-cell office:value-type="float" office:value="0.9964">
                <text:p>0.9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4">
                <text:p>0.9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0.9966">
                <text:p>0.9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6">
                <text:p>0.9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2">
                <text:p>0.9962</text:p>
              </table:table-cell>
              <table:table-cell office:value-type="float" office:value="0.9966">
                <text:p>0.9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0.9963">
                <text:p>0.9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0.9965">
                <text:p>0.9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6">
                <text:p>0.9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2">
                <text:p>0.9962</text:p>
              </table:table-cell>
              <table:table-cell office:value-type="float" office:value="0.9964">
                <text:p>0.9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4">
                <text:p>0.9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2">
                <text:p>0.9962</text:p>
              </table:table-cell>
              <table:table-cell office:value-type="float" office:value="0.9966">
                <text:p>0.9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2">
                <text:p>0.9962</text:p>
              </table:table-cell>
              <table:table-cell office:value-type="float" office:value="0.9967">
                <text:p>0.9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2">
                <text:p>0.9962</text:p>
              </table:table-cell>
              <table:table-cell office:value-type="float" office:value="0.9964">
                <text:p>0.9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2">
                <text:p>0.9962</text:p>
              </table:table-cell>
              <table:table-cell office:value-type="float" office:value="0.9966">
                <text:p>0.9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6">
                <text:p>0.9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6">
                <text:p>0.9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2">
                <text:p>0.9962</text:p>
              </table:table-cell>
              <table:table-cell office:value-type="float" office:value="0.9966">
                <text:p>0.9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2">
                <text:p>0.9962</text:p>
              </table:table-cell>
              <table:table-cell office:value-type="float" office:value="0.9963">
                <text:p>0.9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6">
                <text:p>0.9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4">
                <text:p>0.9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5">
                <text:p>0.9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5">
                <text:p>0.9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0.9965">
                <text:p>0.9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2">
                <text:p>0.9962</text:p>
              </table:table-cell>
              <table:table-cell office:value-type="float" office:value="0.9965">
                <text:p>0.9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2">
                <text:p>0.9962</text:p>
              </table:table-cell>
              <table:table-cell office:value-type="float" office:value="0.9964">
                <text:p>0.9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7">
                <text:p>0.9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1">
                <text:p>0.9961</text:p>
              </table:table-cell>
              <table:table-cell office:value-type="float" office:value="0.9966">
                <text:p>0.9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">
                <text:p>0.9955</text:p>
              </table:table-cell>
              <table:table-cell office:value-type="float" office:value="NaN">
                <text:p>NaN</text:p>
              </table:table-cell>
              <table:table-cell office:value-type="float" office:value="0.9962">
                <text:p>0.9962</text:p>
              </table:table-cell>
              <table:table-cell office:value-type="float" office:value="0.9966">
                <text:p>0.99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